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ourier New" svg:font-family="'Courier New'"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1f1f1f"/>
      <style:paragraph-properties fo:line-height="135%" fo:background-color="#1f1f1f"/>
    </style:style>
    <style:style style:name="P2" style:family="paragraph" style:parent-style-name="Standard">
      <loext:graphic-properties draw:fill="solid" draw:fill-color="#1f1f1f"/>
      <style:paragraph-properties fo:line-height="135%" fo:background-color="#1f1f1f"/>
      <style:text-properties fo:color="#cccccc" style:font-name="Courier New" fo:font-size="10.5pt" style:font-name-asian="Courier New1" style:font-size-asian="10.5pt" style:font-name-complex="Courier New1" style:font-size-complex="10.5pt"/>
    </style:style>
    <style:style style:name="P3" style:family="paragraph" style:parent-style-name="Standard">
      <style:text-properties fo:font-size="8pt" style:font-size-asian="8pt" style:font-size-complex="8pt"/>
    </style:style>
    <style:style style:name="P4" style:family="paragraph" style:parent-style-name="Standard" style:list-style-name="WWNum1"/>
    <style:style style:name="P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P7"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P8"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Liberation Mono" style:font-name-asian="Liberation Mono1" style:font-name-complex="Liberation Mono1"/>
    </style:style>
    <style:style style:name="P11" style:family="paragraph" style:parent-style-name="Standard">
      <style:paragraph-properties fo:margin-left="0in" fo:margin-right="0in" fo:text-indent="0in" style:auto-text-indent="false"/>
      <style:text-properties style:font-name="Liberation Sans1" fo:font-size="18pt" fo:font-weight="bold" style:font-name-asian="Liberation Sans2" style:font-size-asian="18pt" style:font-weight-asian="bold" style:font-name-complex="Liberation Sans2" style:font-size-complex="18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14" style:family="paragraph" style:parent-style-name="Standard" style:list-style-name="WWNum3">
      <style:paragraph-properties fo:margin-left="0.1575in" fo:margin-right="0in" fo:margin-top="0in" fo:margin-bottom="0.0972in" loext:contextual-spacing="false" fo:line-height="115%" fo:text-align="start" style:justify-single-word="false" fo:keep-together="auto" fo:orphans="2" fo:widows="2" fo:text-indent="-0.1575in" style:auto-text-indent="false" fo:break-before="auto" fo:break-after="auto" fo:padding="0in" fo:border="none" fo:keep-with-next="auto"/>
    </style:style>
    <style:style style:name="P15" style:family="paragraph" style:parent-style-name="Standard" style:list-style-name="WWNum3">
      <style:paragraph-properties fo:margin-left="0.3154in" fo:margin-right="0in" fo:margin-top="0in" fo:margin-bottom="0.0972in" loext:contextual-spacing="false" fo:line-height="115%" fo:text-align="start" style:justify-single-word="false" fo:keep-together="auto" fo:orphans="2" fo:widows="2" fo:text-indent="-0.1575in" style:auto-text-indent="false" fo:break-before="auto" fo:break-after="auto" fo:padding="0in" fo:border="none" fo:keep-with-next="auto"/>
    </style:style>
    <style:style style:name="P16" style:family="paragraph" style:parent-style-name="Standard" style:list-style-name="WWNum3">
      <style:paragraph-properties fo:margin-left="0.472in" fo:margin-right="0in" fo:margin-top="0in" fo:margin-bottom="0.0972in" loext:contextual-spacing="false" fo:line-height="115%" fo:text-align="start" style:justify-single-word="false" fo:keep-together="auto" fo:orphans="2" fo:widows="2" fo:text-indent="-0.1575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1965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1965in" style:auto-text-indent="false" fo:break-before="auto" fo:break-after="auto" fo:padding="0in" fo:border="none" fo:keep-with-next="auto"/>
    </style:style>
    <style:style style:name="P19" style:family="paragraph" style:parent-style-name="Standard" style:list-style-name="WWNum2">
      <style:paragraph-properties fo:margin-left="0.7992in" fo:margin-right="0in" fo:margin-top="0.1665in" fo:margin-bottom="0.0835in" loext:contextual-spacing="false" fo:line-height="100%" fo:text-align="start" style:justify-single-word="false" fo:keep-together="auto" fo:orphans="2" fo:widows="2" fo:text-indent="-0.2756in" style:auto-text-indent="false" fo:break-before="auto" fo:break-after="auto" fo:padding="0in" fo:border="none" fo:keep-with-next="always"/>
    </style:style>
    <style:style style:name="P20" style:family="paragraph" style:parent-style-name="Standard">
      <style:paragraph-properties fo:margin-left="0.1575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1575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2" style:family="paragraph" style:parent-style-name="Standard">
      <style:paragraph-properties fo:margin-left="0.25in" fo:margin-right="0in" fo:margin-top="0.1665in" fo:margin-bottom="0.1665in" loext:contextual-spacing="false" fo:line-height="115%" fo:text-indent="0in" style:auto-text-indent="false"/>
    </style:style>
    <style:style style:name="P23" style:family="paragraph" style:parent-style-name="Standard">
      <loext:graphic-properties draw:fill="solid" draw:fill-color="#ffffff"/>
      <style:paragraph-properties fo:margin-left="0.25in" fo:margin-right="0in" fo:margin-top="0.1665in" fo:margin-bottom="0.1665in" loext:contextual-spacing="false" fo:line-height="115%" fo:text-indent="0in" style:auto-text-indent="false" fo:background-color="#ffffff"/>
    </style:style>
    <style:style style:name="P24" style:family="paragraph" style:parent-style-name="Standard">
      <style:paragraph-properties fo:margin-left="0.75in" fo:margin-right="0in" fo:margin-top="0.1665in" fo:margin-bottom="0.1665in" loext:contextual-spacing="false" fo:line-height="115%" fo:text-indent="0in" style:auto-text-indent="false"/>
    </style:style>
    <style:style style:name="P25" style:family="paragraph" style:parent-style-name="Standard">
      <loext:graphic-properties draw:fill="solid" draw:fill-color="#ffffff"/>
      <style:paragraph-properties fo:margin-left="0.75in" fo:margin-right="0in" fo:margin-top="0.1665in" fo:margin-bottom="0.1665in" loext:contextual-spacing="false" fo:line-height="115%" fo:text-indent="0in" style:auto-text-indent="false" fo:background-color="#ffffff"/>
    </style:style>
    <style:style style:name="P26" style:family="paragraph" style:parent-style-name="Standard">
      <style:paragraph-properties fo:margin-left="1.25in" fo:margin-right="0in" fo:margin-top="0.1665in" fo:margin-bottom="0.1665in" loext:contextual-spacing="false" fo:line-height="115%" fo:text-indent="0in" style:auto-text-indent="false"/>
    </style:style>
    <style:style style:name="P27" style:family="paragraph" style:parent-style-name="Standard">
      <style:paragraph-properties fo:margin-top="0.1665in" fo:margin-bottom="0.1665in" loext:contextual-spacing="false" fo:line-height="115%"/>
    </style:style>
    <style:style style:name="P28" style:family="paragraph" style:parent-style-name="Standard">
      <style:paragraph-properties fo:margin-left="0.3154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top="0in" fo:margin-bottom="0.1965in" loext:contextual-spacing="false" fo:line-height="100%"/>
      <style:text-properties fo:font-size="8pt" style:font-size-asian="8pt" style:font-size-complex="8pt"/>
    </style:style>
    <style:style style:name="P31" style:family="paragraph" style:parent-style-name="Standard">
      <style:paragraph-properties fo:margin-left="0.5236in" fo:margin-right="0in" fo:text-indent="0in" style:auto-text-indent="false"/>
    </style:style>
    <style:style style:name="P32" style:family="paragraph" style:parent-style-name="Standard">
      <style:paragraph-properties fo:margin-left="0.5236in" fo:margin-right="0in" fo:text-indent="0in" style:auto-text-indent="false"/>
      <style:text-properties style:font-name="Liberation Sans1" fo:font-size="18pt" fo:font-weight="bold" style:font-name-asian="Liberation Sans2" style:font-size-asian="18pt" style:font-weight-asian="bold" style:font-name-complex="Liberation Sans2" style:font-size-complex="18pt"/>
    </style:style>
    <style:style style:name="P33" style:family="paragraph" style:parent-style-name="Heading_20_1" style:list-style-name="WWNum2">
      <style:paragraph-properties fo:margin-top="0.1665in" fo:margin-bottom="0.0835in" loext:contextual-spacing="false" fo:line-height="100%" fo:break-before="page" fo:keep-with-next="always"/>
    </style:style>
    <style:style style:name="P34" style:family="paragraph" style:parent-style-name="Heading_20_1" style:list-style-name="WWNum2">
      <style:paragraph-properties fo:margin-left="0.5236in" fo:margin-right="0in" fo:margin-top="0.1665in" fo:margin-bottom="0.0835in" loext:contextual-spacing="false" fo:line-height="100%" fo:text-align="start" style:justify-single-word="false" fo:keep-together="auto" fo:orphans="2" fo:widows="2" fo:text-indent="-0.5236in" style:auto-text-indent="false" fo:break-before="auto" fo:break-after="auto" fo:padding="0in" fo:border="none" fo:keep-with-next="always"/>
    </style:style>
    <style:style style:name="P35" style:family="paragraph" style:parent-style-name="Title" style:master-page-name="Standard">
      <style:paragraph-properties fo:margin-top="0.1665in" fo:margin-bottom="0.0835in" loext:contextual-spacing="false" fo:line-height="100%" style:page-number="1"/>
    </style:style>
    <style:style style:name="T1" style:family="text">
      <style:text-properties style:text-position="0% 100%"/>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T4" style:family="text">
      <style:text-properties fo:font-variant="normal" fo:text-transform="none" fo:color="#000000" style:text-line-through-style="none" style:text-line-through-type="none" style:text-position="0% 100%" style:font-name="Liberation Sans1" fo:font-size="18pt" fo:font-style="normal" style:text-underline-style="none" fo:font-weight="bold" style:font-name-asian="Liberation Sans2" style:font-size-asian="18pt" style:font-style-asian="normal" style:font-weight-asian="bold" style:font-name-complex="Liberation Sans2" style:font-size-complex="18pt"/>
    </style:style>
    <style:style style:name="T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6" style:family="text">
      <style:text-properties fo:font-variant="normal" fo:text-transform="none" fo:color="#000000" style:text-line-through-style="none" style:text-line-through-type="none" style:text-position="0% 1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T7"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8"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9" style:family="text">
      <style:text-properties style:font-name="Liberation Sans1" fo:font-size="18pt" fo:font-weight="bold" style:font-name-asian="Liberation Sans2" style:font-size-asian="18pt" style:font-weight-asian="bold" style:font-name-complex="Liberation Sans2" style:font-size-complex="18pt"/>
    </style:style>
    <style:style style:name="T10" style:family="text">
      <style:text-properties style:text-underline-style="none"/>
    </style:style>
    <style:style style:name="T11" style:family="text">
      <style:text-properties fo:font-size="10pt" style:font-size-asian="10pt" style:font-size-complex="10pt"/>
    </style:style>
    <style:style style:name="T12" style:family="text">
      <style:text-properties fo:font-size="7pt" style:font-size-asian="7pt" style:font-size-complex="7pt"/>
    </style:style>
    <style:style style:name="T13" style:family="text">
      <style:text-properties style:font-name="Courier New" fo:font-size="10pt" style:font-name-asian="Courier New1" style:font-size-asian="10pt" style:font-name-complex="Courier New1" style:font-size-complex="10pt"/>
    </style:style>
    <style:style style:name="T14" style:family="text">
      <style:text-properties style:font-name="Courier New" style:font-name-asian="Courier New1" style:font-name-complex="Courier New1"/>
    </style:style>
    <style:style style:name="T15" style:family="text">
      <style:text-properties style:font-name="Times New Roman" fo:font-size="7pt" style:font-name-asian="Times New Roman1" style:font-size-asian="7pt" style:font-name-complex="Times New Roman1" style:font-size-complex="7pt"/>
    </style:style>
    <style:style style:name="T16" style:family="text">
      <style:text-properties fo:color="#1155cc" style:text-underline-style="solid" style:text-underline-width="auto" style:text-underline-color="font-color"/>
    </style:style>
    <style:style style:name="T17" style:family="text">
      <style:text-properties fo:color="#232629" fo:font-size="11.5pt" style:font-size-asian="11.5pt" style:font-size-complex="11.5pt"/>
    </style:style>
    <style:style style:name="T18" style:family="text">
      <style:text-properties fo:color="#232629" fo:font-size="7pt" style:font-size-asian="7pt" style:font-size-complex="7pt"/>
    </style:style>
    <style:style style:name="T19" style:family="text">
      <style:text-properties fo:color="#232629" style:font-name="Courier New" fo:font-size="11.5pt" style:font-name-asian="Courier New1" style:font-size-asian="11.5pt" style:font-name-complex="Courier New1" style:font-size-complex="11.5pt"/>
    </style:style>
    <style:style style:name="T20" style:family="text">
      <style:text-properties fo:color="#232629" style:font-name="Times New Roman" fo:font-size="7pt" style:font-name-asian="Times New Roman1" style:font-size-asian="7pt" style:font-name-complex="Times New Roman1" style:font-size-complex="7pt"/>
    </style:style>
    <style:style style:name="T21" style:family="text">
      <style:text-properties fo:color="#232629" style:font-name="Times New Roman" fo:font-size="11.5pt" style:font-name-asian="Times New Roman1" style:font-size-asian="11.5pt" style:font-name-complex="Times New Roman1" style:font-size-complex="11.5pt"/>
    </style:style>
    <style:style style:name="T22" style:family="text">
      <style:text-properties fo:color="#232629" style:font-name="Times New Roman" fo:font-size="11.5pt" fo:font-style="italic" style:font-name-asian="Times New Roman1" style:font-size-asian="11.5pt" style:font-style-asian="italic" style:font-name-complex="Times New Roman1" style:font-size-complex="11.5pt"/>
    </style:style>
    <style:style style:name="T23" style:family="text">
      <style:text-properties fo:color="#232629" style:font-name="Times New Roman" fo:font-size="11.5pt" fo:font-weight="bold" style:font-name-asian="Times New Roman1" style:font-size-asian="11.5pt" style:font-weight-asian="bold" style:font-name-complex="Times New Roman1" style:font-size-complex="11.5pt"/>
    </style:style>
    <style:style style:name="T24" style:family="text">
      <style:text-properties fo:color="#232629" fo:font-size="10pt" fo:background-color="#e3e6e8" loext:char-shading-value="0" style:font-size-asian="10pt" style:font-size-complex="10pt"/>
    </style:style>
    <style:style style:name="T25" style:family="text">
      <style:text-properties fo:color="#cccccc" style:font-name="Courier New" fo:font-size="10.5pt" style:font-name-asian="Courier New1" style:font-size-asian="10.5pt" style:font-name-complex="Courier New1" style:font-size-complex="10.5pt"/>
    </style:style>
    <style:style style:name="T26" style:family="text">
      <style:text-properties fo:color="#6a9955" style:font-name="Courier New" fo:font-size="10.5pt" style:font-name-asian="Courier New1" style:font-size-asian="10.5pt" style:font-name-complex="Courier New1" style:font-size-complex="10.5pt"/>
    </style:style>
    <style:style style:name="T27" style:family="text">
      <style:text-properties fo:color="#9cdcfe" style:font-name="Courier New" fo:font-size="10.5pt" style:font-name-asian="Courier New1" style:font-size-asian="10.5pt" style:font-name-complex="Courier New1" style:font-size-complex="10.5pt"/>
    </style:style>
    <style:style style:name="T28" style:family="text">
      <style:text-properties fo:color="#ce9178" style:font-name="Courier New" fo:font-size="10.5pt" style:font-name-asian="Courier New1" style:font-size-asian="10.5pt" style:font-name-complex="Courier New1" style:font-size-complex="10.5pt"/>
    </style:style>
    <style:style style:name="T29" style:family="text">
      <style:text-properties fo:font-size="8pt" style:font-size-asian="8pt" style:font-size-complex="8pt"/>
    </style:style>
    <style:style style:name="T30" style:family="text">
      <style:text-properties fo:font-weight="bold" style:font-weight-asian="bold"/>
    </style:style>
    <style:style style:name="T31" style:family="text">
      <style:text-properties fo:font-style="italic" style:font-style-asian="italic"/>
    </style:style>
    <style:style style:name="T32" style:family="text">
      <style:text-properties style:font-name="Liberation Mono" style:font-name-asian="Liberation Mono1" style:font-name-complex="Liberation Mon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Title"/>
      <text:p text:style-name="Title"/>
      <text:p text:style-name="Title"/>
      <text:p text:style-name="Title">Robotics Reefscape</text:p>
      <text:p text:style-name="P5"/>
      <text:p text:style-name="P5"/>
      <text:list xml:id="list2428450225" text:style-name="WWNum2">
        <text:list-item>
          <text:p text:style-name="P33"><text:bookmark text:name="_85g6rvtm0yah"/><text:span text:style-name="T1">Definitions</text:span></text:p>
        </text:list-item>
      </text:list>
      <text:p text:style-name="P5"/>
      <text:p text:style-name="P8"><text:span text:style-name="T2">- Kinematic: The physics of motion</text:span></text:p>
      <text:p text:style-name="P8"><text:span text:style-name="T2">- Pneumatic: Operated by air or gas under pressure</text:span></text:p>
      <text:p text:style-name="P5"/>
      <text:list xml:id="list120243692605778" text:continue-numbering="true" text:style-name="WWNum2">
        <text:list-item>
          <text:p text:style-name="P34"><text:bookmark text:name="_v4txcahgksol"/><text:span text:style-name="T9">Installing</text:span><text:span text:style-name="T4"> the VM</text:span></text:p>
        </text:list-item>
      </text:list>
      <text:p text:style-name="P5"/>
      <text:p text:style-name="P8"><text:span text:style-name="T2">- Install Oracle Virtual Machine</text:span></text:p>
      <text:p text:style-name="P8"><text:span text:style-name="T2">- Download the latest version of Ubuntu, it is a .iso file</text:span></text:p>
      <text:p text:style-name="P8"><text:span text:style-name="T2">- Create a new VM with the downloaded .iso file</text:span></text:p>
      <text:p text:style-name="P5"/>
      <text:list xml:id="list120243822653469" text:continue-numbering="true" text:style-name="WWNum2">
        <text:list-item>
          <text:p text:style-name="P34"><text:bookmark text:name="_bzuswmo3b0n4"/><text:span text:style-name="T9">Tools</text:span></text:p>
        </text:list-item>
      </text:list>
      <text:p text:style-name="P5"/>
      <text:list xml:id="list2623296576" text:style-name="WWNum3">
        <text:list-item>
          <text:p text:style-name="P14"><text:span text:style-name="T2">Install LibreOffice</text:span></text:p>
          <text:list>
            <text:list-item>
              <text:p text:style-name="P15"><text:span text:style-name="T2">sudo apt install libreoffice</text:span></text:p>
            </text:list-item>
            <text:list-item>
              <text:p text:style-name="P15"><text:span text:style-name="T2">This will allow you to create OpenDocument formatted documents. </text:span></text:p>
            </text:list-item>
            <text:list-item>
              <text:p text:style-name="P15"><text:span text:style-name="T2">OpenDocument format is supported by GoogleDocs</text:span></text:p>
            </text:list-item>
            <text:list-item>
              <text:p text:style-name="P15"><text:span text:style-name="T2">GoogleDocs can be used instead, but requires a login. A shared PC will work better with LibreOffice</text:span></text:p>
            </text:list-item>
          </text:list>
        </text:list-item>
        <text:list-item>
          <text:p text:style-name="P14"><text:span text:style-name="T2">Install VSCode</text:span></text:p>
          <text:list>
            <text:list-item>
              <text:p text:style-name="P15"><text:span text:style-name="T2">Go to the VSCode website and download the Ubuntu (.deb) version</text:span></text:p>
            </text:list-item>
            <text:list-item>
              <text:p text:style-name="P15"><text:span text:style-name="T2">It will download in the users Download directory as something like (code_1.85.2-1705561292_amd64.deb)</text:span></text:p>
            </text:list-item>
            <text:list-item>
              <text:p text:style-name="P15"><text:soft-page-break/><text:span text:style-name="T2">sudo apt install ./code_1.85.2-1705561292_amd64.deb</text:span></text:p>
            </text:list-item>
            <text:list-item>
              <text:p text:style-name="P15"><text:span text:style-name="T2">Open up VSCode from Ubuntu’s searcher or from the command line by typing ‘code .’</text:span></text:p>
              <text:list>
                <text:list-item>
                  <text:p text:style-name="P16"><text:span text:style-name="T2">Typing ‘code .’ will open up VSCode and use the current directory as its workspace</text:span></text:p>
                </text:list-item>
              </text:list>
            </text:list-item>
            <text:list-item>
              <text:p text:style-name="P15"><text:span text:style-name="T2">Right click on the VSCode icon in the bar and choose pin</text:span></text:p>
            </text:list-item>
            <text:list-item>
              <text:p text:style-name="P15"><text:span text:style-name="T2">Add the C++ and C++ Extension Pack extensions to VSCode</text:span></text:p>
            </text:list-item>
            <text:list-item>
              <text:p text:style-name="P15"><text:span text:style-name="T2">Add the Python and Python Extension Pack extensions to VSCode</text:span></text:p>
            </text:list-item>
            <text:list-item>
              <text:p text:style-name="P15">Add the Python black extension, used for code formatting</text:p>
            </text:list-item>
          </text:list>
        </text:list-item>
        <text:list-item>
          <text:p text:style-name="P14"><text:span text:style-name="T2">Install git</text:span></text:p>
          <text:list>
            <text:list-item>
              <text:p text:style-name="P15"><text:span text:style-name="T2">sudo apt install git</text:span></text:p>
            </text:list-item>
          </text:list>
        </text:list-item>
        <text:list-item>
          <text:p text:style-name="P14"><text:span text:style-name="T2">An account on GitHub is needed to access the FRC-1721 repositories, which have the Robotics team code</text:span></text:p>
        </text:list-item>
        <text:list-item>
          <text:p text:style-name="P14"><text:span text:style-name="T2">Install Discord</text:span></text:p>
          <text:list>
            <text:list-item>
              <text:p text:style-name="P15"><text:span text:style-name="T2">If this is a shard computer or Discord is not allowed, then use Discord on your phone</text:span></text:p>
            </text:list-item>
          </text:list>
        </text:list-item>
        <text:list-item>
          <text:p text:style-name="P14"><text:span text:style-name="T2">Node.js and npm (Node Package Manager) are used by the dashboard</text:span></text:p>
          <text:list>
            <text:list-item>
              <text:p text:style-name="P15"><text:span text:style-name="T2">This is needed for Javascript</text:span></text:p>
            </text:list-item>
            <text:list-item>
              <text:p text:style-name="P15"><text:span text:style-name="T2">Type ‘sudo apt install npm’</text:span></text:p>
            </text:list-item>
          </text:list>
        </text:list-item>
        <text:list-item>
          <text:p text:style-name="P14"><text:span text:style-name="T2">Python</text:span></text:p>
          <text:list>
            <text:list-item>
              <text:p text:style-name="P15"><text:span text:style-name="T2">Python is installed with Ubuntu and can be called from the command line with ‘Python3’</text:span></text:p>
            </text:list-item>
            <text:list-item>
              <text:p text:style-name="P15"><text:span text:style-name="T2">The Robotics code uses the command ‘Python’, so it requires an alias</text:span></text:p>
              <text:list>
                <text:list-item>
                  <text:p text:style-name="P16"><text:span text:style-name="T2">Edit the ~/.bashrc file</text:span></text:p>
                </text:list-item>
                <text:list-item>
                  <text:p text:style-name="P16"><text:span text:style-name="T2">add ‘alias python=python3’ and ‘alias py=python3’ and save</text:span></text:p>
                </text:list-item>
                <text:list-item>
                  <text:p text:style-name="P16"><text:span text:style-name="T2">Type ‘source ~/.bashrc’ to all it to go into effect.</text:span></text:p>
                </text:list-item>
              </text:list>
            </text:list-item>
            <text:list-item>
              <text:p text:style-name="P15"><text:soft-page-break/><text:span text:style-name="T2">Type ‘sudo apt install pip’</text:span></text:p>
              <text:list>
                <text:list-item>
                  <text:p text:style-name="P16"><text:span text:style-name="T2">This is needed to install python libraries that are needed</text:span></text:p>
                </text:list-item>
              </text:list>
            </text:list-item>
            <text:list-item>
              <text:p text:style-name="P15"><text:span text:style-name="T2">Type ‘sudo apt install pipenv’</text:span></text:p>
              <text:list>
                <text:list-item>
                  <text:p text:style-name="P16"><text:span text:style-name="T2">This is also needed for the development of the Robot with Python</text:span></text:p>
                </text:list-item>
              </text:list>
            </text:list-item>
          </text:list>
        </text:list-item>
      </text:list>
      <text:p text:style-name="P5"/>
      <text:list xml:id="list120244016686283" text:continue-list="list120243822653469" text:style-name="WWNum2">
        <text:list-item>
          <text:p text:style-name="P34"><text:bookmark text:name="_8zimu3jknsjk"/><text:span text:style-name="T4">Hello </text:span><text:span text:style-name="T9">World</text:span></text:p>
        </text:list-item>
      </text:list>
      <text:p text:style-name="P17"/>
      <text:list xml:id="list120244040370093" text:continue-list="list2623296576" text:style-name="WWNum3">
        <text:list-item>
          <text:p text:style-name="P14"><text:span text:style-name="T2">Create a folder called Robotics.</text:span></text:p>
        </text:list-item>
        <text:list-item>
          <text:p text:style-name="P14"><text:span text:style-name="T2">Create a subfolder called HelloWorld</text:span></text:p>
        </text:list-item>
        <text:list-item>
          <text:p text:style-name="P14"><text:span text:style-name="T2">Go to the HelloWorld directory from a terminal</text:span></text:p>
        </text:list-item>
        <text:list-item>
          <text:p text:style-name="P14"><text:span text:style-name="T2">type ‘code .’</text:span></text:p>
        </text:list-item>
        <text:list-item>
          <text:p text:style-name="P14"><text:span text:style-name="T2">This will open up VSCode</text:span></text:p>
        </text:list-item>
      </text:list>
      <text:p text:style-name="P17"/>
      <text:list xml:id="list120243237181949" text:continue-list="list120244016686283" text:style-name="WWNum2">
        <text:list-item>
          <text:list>
            <text:list-item>
              <text:p text:style-name="P19"><text:span text:style-name="T4">Python</text:span></text:p>
            </text:list-item>
          </text:list>
        </text:list-item>
      </text:list>
      <text:p text:style-name="P5"/>
      <text:p text:style-name="P8"><text:span text:style-name="T2">Python uses pip (Package Installer for Python) as its package manager. It allows you to install and manage packages that are not part of the standard Python library.</text:span></text:p>
      <text:p text:style-name="P5"/>
      <text:p text:style-name="P8"><text:span text:style-name="T2">Pipenv works with pip to simplify the package management process (it is a higher level tool).</text:span></text:p>
      <text:p text:style-name="P5"/>
      <text:list xml:id="list120243361114677" text:continue-numbering="true" text:style-name="WWNum2">
        <text:list-item>
          <text:list>
            <text:list-item>
              <text:p text:style-name="P19"><text:span text:style-name="T4">Javascript</text:span></text:p>
            </text:list-item>
          </text:list>
        </text:list-item>
      </text:list>
      <text:p text:style-name="P5"/>
      <text:p text:style-name="P8"><text:soft-page-break/><text:span text:style-name="T2">Javascript uses npm (Node Package Manager) as its package manager.</text:span></text:p>
      <text:p text:style-name="P5"/>
      <text:list xml:id="list120243075958038" text:continue-numbering="true" text:style-name="WWNum2">
        <text:list-item>
          <text:list>
            <text:list-item>
              <text:p text:style-name="P19"><text:span text:style-name="T4">Other</text:span></text:p>
            </text:list-item>
          </text:list>
        </text:list-item>
      </text:list>
      <text:p text:style-name="P5"/>
      <text:p text:style-name="P8"><text:span text:style-name="T2">The .net language uses NuGet as it’s package manager.</text:span></text:p>
      <text:p text:style-name="P5"/>
      <text:list xml:id="list120243805693393" text:continue-numbering="true" text:style-name="WWNum2">
        <text:list-item>
          <text:p text:style-name="P34"><text:bookmark text:name="_4y7u3er2iukq"/><text:span text:style-name="T4">Git Navigation</text:span><text:span text:style-name="T9"> </text:span><text:span text:style-name="T4">and Usage</text:span></text:p>
        </text:list-item>
      </text:list>
      <text:p text:style-name="P20"/>
      <text:list xml:id="list120244307159046" text:continue-list="list120244040370093" text:style-name="WWNum3">
        <text:list-item>
          <text:p text:style-name="P14"><text:span text:style-name="T2">Go to ‘</text:span><text:a xlink:type="simple" xlink:href="https://github.com/FRC-1721" text:style-name="ListLabel_20_10" text:visited-style-name="ListLabel_20_10"><text:span text:style-name="T8">https://github.com/FRC-1721</text:span></text:a><text:span text:style-name="T2">’ for the main git page</text:span></text:p>
        </text:list-item>
        <text:list-item>
          <text:p text:style-name="P14"><text:span text:style-name="T2">Click on ‘1721-Crescendo’ to go to the repository used for the robotics team in 2023/2024</text:span></text:p>
        </text:list-item>
        <text:list-item>
          <text:p text:style-name="P14"><text:span text:style-name="T2">In a terminal, go to the Robotics folder</text:span></text:p>
        </text:list-item>
        <text:list-item>
          <text:p text:style-name="P14"><text:span text:style-name="T2">Type ‘git clone </text:span><text:a xlink:type="simple" xlink:href="https://github.com/FRC-1721/1721-Crescendo.git" text:style-name="ListLabel_20_10" text:visited-style-name="ListLabel_20_10"><text:span text:style-name="T8">https://github.com/FRC-1721/1721-Crescendo.git</text:span></text:a><text:span text:style-name="T2">’</text:span></text:p>
          <text:list>
            <text:list-item>
              <text:p text:style-name="P15"><text:span text:style-name="T2">This will get the source code</text:span></text:p>
            </text:list-item>
          </text:list>
        </text:list-item>
        <text:list-item>
          <text:p text:style-name="P14"><text:span text:style-name="T2">Type ‘git submodule update --init –recursive’</text:span></text:p>
          <text:list>
            <text:list-item>
              <text:p text:style-name="P15"><text:span text:style-name="T2">This will obtain the dashboard submodule</text:span></text:p>
            </text:list-item>
          </text:list>
        </text:list-item>
        <text:list-item>
          <text:p text:style-name="P14"><text:span text:style-name="T2">Type ‘git clone </text:span><text:a xlink:type="simple" xlink:href="https://github.com/robotpy/mostrobotpy.git" text:style-name="ListLabel_20_10" text:visited-style-name="ListLabel_20_10"><text:span text:style-name="T8">https://github.com/robotpy/mostrobotpy.git</text:span></text:a><text:span text:style-name="T2">’ to get the actual robot py code </text:span></text:p>
          <text:list>
            <text:list-item>
              <text:p text:style-name="P15"><text:span text:style-name="T2">This is not the code written by the robotics team. It is the actual libraries for communicating with the Sparx controllers, etc...</text:span></text:p>
            </text:list-item>
          </text:list>
        </text:list-item>
        <text:list-item>
          <text:p text:style-name="P14"><text:span text:style-name="T2">Type ‘git checkout -b YOUR_BRANCH_NAME’</text:span></text:p>
          <text:list>
            <text:list-item>
              <text:p text:style-name="P15"><text:span text:style-name="T2">Replace YOUR_BRANCH_NAME with the name you want to use for your local branch</text:span></text:p>
            </text:list-item>
            <text:list-item>
              <text:p text:style-name="P15"><text:span text:style-name="T2">Your local branch will contain all your code changes. It can be pushed to git without affecting others. It must be merged to the main code to get it in the repository used by the whole team.</text:span></text:p>
            </text:list-item>
          </text:list>
        </text:list-item>
        <text:list-item>
          <text:p text:style-name="P14"><text:span text:style-name="T2">Type ‘git branch’ from the command line to see all the branches that have been loaded in the local PC</text:span></text:p>
        </text:list-item>
        <text:list-item>
          <text:p text:style-name="P14"><text:soft-page-break/><text:span text:style-name="T2">Type ‘git branch -r’ to see all of the branches in the repository that are currently being worked on. Example:</text:span></text:p>
        </text:list-item>
      </text:list>
      <text:p text:style-name="P18"><text:span text:style-name="T3"><text:tab/>guest@guest-1-2:~/Robotics/1721-Crescendo$ git branch -r</text:span></text:p>
      <text:p text:style-name="P18"><text:span text:style-name="T3"><text:s text:c="2"/><text:tab/>origin/HEAD -&gt; origin/main</text:span></text:p>
      <text:p text:style-name="P18"><text:span text:style-name="T3"><text:s text:c="2"/><text:tab/>origin/feat/code_coverage</text:span></text:p>
      <text:p text:style-name="P18"><text:span text:style-name="T3"><text:s text:c="2"/><text:tab/>origin/feat/dashboard</text:span></text:p>
      <text:p text:style-name="P18"><text:span text:style-name="T3"><text:s text:c="2"/><text:tab/>origin/feat/intake</text:span></text:p>
      <text:p text:style-name="P18"><text:span text:style-name="T3"><text:s text:c="2"/><text:tab/>origin/feat/limelight</text:span></text:p>
      <text:p text:style-name="P18"><text:span text:style-name="T3"><text:s text:c="2"/><text:tab/>origin/feat/magicSwerve</text:span></text:p>
      <text:p text:style-name="P18"><text:span text:style-name="T3"><text:s text:c="2"/><text:tab/>origin/feat/magicSwerve-Joe-stub</text:span></text:p>
      <text:p text:style-name="P18"><text:span text:style-name="T3"><text:s/><text:tab/> origin/feat/swerve</text:span></text:p>
      <text:p text:style-name="P18"><text:span text:style-name="T3"><text:s text:c="2"/><text:tab/>origin/main</text:span></text:p>
      <text:p text:style-name="P18"><text:span text:style-name="T3"><text:s text:c="2"/><text:tab/>origin/pivot/commands_template</text:span></text:p>
      <text:p text:style-name="P17"/>
      <text:list xml:id="list120243812642676" text:continue-numbering="true" text:style-name="WWNum3">
        <text:list-item>
          <text:list>
            <text:list-item>
              <text:p text:style-name="P15"><text:span text:style-name="T2">If you would like to access multiple branches at the same time, simply create another main folder ‘like Robotics’ and do a second git clone. The desired branch can be loaded here.</text:span></text:p>
            </text:list-item>
          </text:list>
        </text:list-item>
        <text:list-item>
          <text:p text:style-name="P14"><text:span text:style-name="T2">To load a branch, you must check it out like this, for the ‘feat/dashboard’ shown above:</text:span></text:p>
        </text:list-item>
      </text:list>
      <text:p text:style-name="P21"><text:span text:style-name="T2">type ‘git checkout /feat/dashboard’</text:span></text:p>
      <text:list xml:id="list120243572065051" text:continue-numbering="true" text:style-name="WWNum3">
        <text:list-item>
          <text:p text:style-name="P14"><text:s/>To set your branch to be able to push to origin:</text:p>
        </text:list-item>
      </text:list>
      <text:p text:style-name="P21">git push –set-upstream origin BrianBranch</text:p>
      <text:p text:style-name="P18"/>
      <text:list xml:id="list120244951404717" text:continue-list="list120243805693393" text:style-name="WWNum2">
        <text:list-item>
          <text:p text:style-name="P34"><text:bookmark text:name="_tospk1dlkcbv"/><text:span text:style-name="T9">Git, from Work</text:span></text:p>
        </text:list-item>
      </text:list>
      <text:p text:style-name="P22"><text:span text:style-name="T11">-</text:span><text:span text:style-name="T12"> <text:s text:c="9"/></text:span><text:span text:style-name="T11">Cloning</text:span></text:p>
      <text:p text:style-name="P24"><text:soft-page-break/><text:span text:style-name="T13">o</text:span><text:span text:style-name="T15"> <text:s text:c="3"/></text:span><text:span text:style-name="T11">Create a directory on the PC where the source code should be downloaded. Ex… ‘C:\dev\BACnet’</text:span></text:p>
      <text:p text:style-name="P24"><text:span text:style-name="T13">o</text:span><text:span text:style-name="T15"> <text:s text:c="3"/></text:span><text:span text:style-name="T11">Open a console in the above directory</text:span></text:p>
      <text:p text:style-name="P24"><text:span text:style-name="T13">o</text:span><text:span text:style-name="T15"> <text:s text:c="3"/></text:span><text:span text:style-name="T11">Type ‘git clone git@github.schneider-electric.com:ebo/ebo.git ebo’ to get the initial code</text:span></text:p>
      <text:p text:style-name="P24"><text:span text:style-name="T13">o</text:span><text:span text:style-name="T15"> <text:s text:c="3"/></text:span><text:span text:style-name="T11">This will create a new directory called ‘ebo’ in the ‘C:\dev\BACnet’ directory</text:span></text:p>
      <text:p text:style-name="P22"><text:span text:style-name="T11">-</text:span><text:span text:style-name="T12"> <text:s text:c="9"/></text:span><text:span text:style-name="T11">Cloning a Branch</text:span></text:p>
      <text:p text:style-name="P24"><text:span text:style-name="T13">o</text:span><text:span text:style-name="T15"> <text:s text:c="3"/></text:span><text:span text:style-name="T11">git clone -b BRANCH_NAME_TO_CLONE git@github.schneider-electric.com:ebo/ebo.git FOLDER_FOR_CLONE</text:span></text:p>
      <text:p text:style-name="P22"><text:span text:style-name="T11">-</text:span><text:span text:style-name="T12"> <text:s text:c="9"/></text:span><text:span text:style-name="T11">Clean</text:span></text:p>
      <text:p text:style-name="P24"><text:span text:style-name="T13">o</text:span><text:span text:style-name="T15"> <text:s text:c="3"/></text:span><text:span text:style-name="T11">git clean -xfd</text:span></text:p>
      <text:p text:style-name="P24"><text:span text:style-name="T13">o</text:span><text:span text:style-name="T15"> <text:s text:c="3"/></text:span><text:span text:style-name="T11">This will clean my entire branch back to original without having to do another clone</text:span></text:p>
      <text:p text:style-name="P24"><text:span text:style-name="T13">o</text:span><text:span text:style-name="T15"> <text:s text:c="3"/></text:span><text:span text:style-name="T11">Especially useful if going from one main branch (5.0.0) to an older one (4.0.2)</text:span></text:p>
      <text:p text:style-name="P22"><text:span text:style-name="T11">-</text:span><text:span text:style-name="T12"> <text:s text:c="9"/></text:span><text:span text:style-name="T11">Origin</text:span></text:p>
      <text:p text:style-name="P24"><text:span text:style-name="T13">o</text:span><text:span text:style-name="T15"> <text:s text:c="3"/></text:span><text:span text:style-name="T11">Origin is the shorthand name for the remote repository that a project was originally cloned from</text:span></text:p>
      <text:p text:style-name="P22"><text:span text:style-name="T11">-</text:span><text:span text:style-name="T12"> <text:s text:c="9"/></text:span><text:span text:style-name="T11">Checking the branch that is currently in use</text:span></text:p>
      <text:p text:style-name="P24"><text:span text:style-name="T13">o</text:span><text:span text:style-name="T15"> <text:s text:c="3"/></text:span><text:span text:style-name="T11">Note: The ‘Git Bash’ shell will show the current branch at all times in the prompt.</text:span></text:p>
      <text:p text:style-name="P24"><text:span text:style-name="T13">o</text:span><text:span text:style-name="T15"> <text:s text:c="3"/></text:span><text:span text:style-name="T11">Type ‘git status’ to see what branch is currently on via a git command</text:span></text:p>
      <text:p text:style-name="P22"><text:span text:style-name="T11">-</text:span><text:span text:style-name="T12"> <text:s text:c="9"/></text:span><text:span text:style-name="T11">Show branches</text:span></text:p>
      <text:p text:style-name="P24"><text:span text:style-name="T13">o</text:span><text:span text:style-name="T15"> <text:s text:c="3"/></text:span><text:span text:style-name="T11">Type ‘git branch’ to see local branches</text:span></text:p>
      <text:p text:style-name="P26"><text:span text:style-name="T11">§</text:span><text:span text:style-name="T15"> <text:s/></text:span><text:span text:style-name="T11">In the windows git shell, the * will show what the current branch is and it will be green</text:span></text:p>
      <text:p text:style-name="P26"><text:span text:style-name="T11">§</text:span><text:span text:style-name="T15"> <text:s/></text:span><text:span text:style-name="T11">Local branches exist only on your machine and cannot be seen by others</text:span></text:p>
      <text:p text:style-name="P24"><text:span text:style-name="T13">o</text:span><text:span text:style-name="T15"> <text:s text:c="3"/></text:span><text:span text:style-name="T11"><text:s/>Type ‘git branch -r’ to see remote branches</text:span></text:p>
      <text:p text:style-name="P26"><text:span text:style-name="T11">§</text:span><text:span text:style-name="T15"> <text:s/></text:span><text:span text:style-name="T11">This shows all of the remote branches</text:span></text:p>
      <text:p text:style-name="P26"><text:soft-page-break/><text:span text:style-name="T11">§</text:span><text:span text:style-name="T15"> <text:s/></text:span><text:span text:style-name="T11">They are red because ____</text:span></text:p>
      <text:p text:style-name="P26"><text:span text:style-name="T11">§</text:span><text:span text:style-name="T15"> <text:s/></text:span><text:span text:style-name="T11">A remote branch is a branch on a remote location (in most cases origin). A local branch can be pushed to origin, which then allows others to track it.</text:span></text:p>
      <text:p text:style-name="P24"><text:span text:style-name="T13">o</text:span><text:span text:style-name="T15"> <text:s text:c="3"/></text:span><text:span text:style-name="T11">Type ‘git branch -a’ to see all local and remote branches</text:span></text:p>
      <text:p text:style-name="P24"><text:span text:style-name="T13">o</text:span><text:span text:style-name="T15"> <text:s text:c="3"/></text:span><text:span text:style-name="T11">Type ‘git pull’ to get the latest code from the current branch</text:span></text:p>
      <text:p text:style-name="P26"><text:span text:style-name="T11">§</text:span><text:span text:style-name="T15"> <text:s/></text:span><text:span text:style-name="T11">It will also show all the branches available on the remote</text:span></text:p>
      <text:p text:style-name="P22"><text:span text:style-name="T11">-</text:span><text:span text:style-name="T12"> <text:s text:c="9"/></text:span><text:span text:style-name="T11">Creating a new local branch on the PC</text:span></text:p>
      <text:p text:style-name="P24"><text:span text:style-name="T13">o</text:span><text:span text:style-name="T15"> <text:s text:c="3"/></text:span><text:span text:style-name="T11">A local branch is created with a ‘checkout -b’ command. See</text:span><text:a xlink:type="simple" xlink:href="https://docs.eur.gad.schneider-electric.com/ci/git/workflow/" text:style-name="ListLabel_20_11" text:visited-style-name="ListLabel_20_11"><text:span text:style-name="T11"> </text:span></text:a><text:a xlink:type="simple" xlink:href="https://docs.eur.gad.schneider-electric.com/ci/git/workflow/" text:style-name="ListLabel_20_12" text:visited-style-name="ListLabel_20_12"><text:span text:style-name="T16">https://docs.eur.gad.schneider-electric.com/ci/git/workflow/</text:span></text:a>.</text:p>
      <text:p text:style-name="P24"><text:span text:style-name="T13">o</text:span><text:span text:style-name="T15"> <text:s text:c="3"/></text:span><text:span text:style-name="T11">It exists only on the client PC and is used to perform work without affecting the initial branch</text:span></text:p>
      <text:p text:style-name="P24"><text:span text:style-name="T13">o</text:span><text:span text:style-name="T15"> <text:s text:c="3"/></text:span><text:span text:style-name="T11">Type ‘git checkout -b NAME-OF-NEW-BRANCH’</text:span></text:p>
      <text:p text:style-name="P22"><text:span text:style-name="T11">-</text:span><text:span text:style-name="T12"> <text:s text:c="9"/></text:span><text:span text:style-name="T11">Checkout a branch from origin</text:span></text:p>
      <text:p text:style-name="P24"><text:span text:style-name="T13">o</text:span><text:span text:style-name="T15"> <text:s text:c="3"/></text:span><text:span text:style-name="T11">Type ‘git fetch origin’</text:span></text:p>
      <text:p text:style-name="P24"><text:span text:style-name="T13">o</text:span><text:span text:style-name="T15"> <text:s text:c="3"/></text:span><text:span text:style-name="T11">Type ‘git checkout branchInOrigin’</text:span></text:p>
      <text:p text:style-name="P24"><text:span text:style-name="T13">o</text:span><text:span text:style-name="T15"> <text:s text:c="3"/></text:span><text:span text:style-name="T11">This is a great way to work on a branch that was added to the repository on a Linux VM</text:span></text:p>
      <text:p text:style-name="P22"><text:span text:style-name="T11">-</text:span><text:span text:style-name="T12"> <text:s text:c="9"/></text:span><text:span text:style-name="T11">Updating a branch with latest from develop (if the local branch is local only)</text:span></text:p>
      <text:p text:style-name="P24"><text:span text:style-name="T13">o</text:span><text:span text:style-name="T15"> <text:s text:c="3"/></text:span><text:span text:style-name="T11">First make sure to add and commit the current code changes to a working topic</text:span></text:p>
      <text:p text:style-name="P24"><text:span text:style-name="T13">o</text:span><text:span text:style-name="T15"> <text:s text:c="3"/></text:span><text:span text:style-name="T11">Type ‘git checkout develop’ to get the latest code base</text:span></text:p>
      <text:p text:style-name="P24"><text:span text:style-name="T13">o</text:span><text:span text:style-name="T15"> <text:s text:c="3"/></text:span><text:span text:style-name="T11">Type ‘git pull’ to get all the code from the repository</text:span></text:p>
      <text:p text:style-name="P24"><text:span text:style-name="T13">o</text:span><text:span text:style-name="T15"> <text:s text:c="3"/></text:span><text:span text:style-name="T11">Type ‘git checkout NAME-OF-NEW-BRANCH’ to put my changes at the end</text:span></text:p>
      <text:p text:style-name="P24"><text:span text:style-name="T13">o</text:span><text:span text:style-name="T15"> <text:s text:c="3"/></text:span><text:span text:style-name="T11">Type ‘git rebase develop’</text:span></text:p>
      <text:p text:style-name="P24"><text:span text:style-name="T13">o</text:span><text:span text:style-name="T15"> <text:s text:c="3"/></text:span><text:span text:style-name="T11">Do not rebase if you simply want to get the updated code only</text:span></text:p>
      <text:p text:style-name="P22"><text:span text:style-name="T11">-</text:span><text:span text:style-name="T12"> <text:s text:c="9"/></text:span><text:span text:style-name="T11">Updating a branch after a push</text:span></text:p>
      <text:p text:style-name="P24"><text:soft-page-break/><text:span text:style-name="T13">o</text:span><text:span text:style-name="T15"> <text:s text:c="3"/></text:span><text:span text:style-name="T11">Once a branch is pushed, it is now in origin where others can see it</text:span></text:p>
      <text:p text:style-name="P24"><text:span text:style-name="T13">o</text:span><text:span text:style-name="T15"> <text:s text:c="3"/></text:span><text:span text:style-name="T11">A remote tracking branch named origin/myNewBranch is created on your machine when a local branch is pushed to origin</text:span></text:p>
      <text:p text:style-name="P24"><text:span text:style-name="T13">o</text:span><text:span text:style-name="T15"> <text:s text:c="3"/></text:span><text:span text:style-name="T11">This remote tracking branch can be updated to be in sync with the remote branch with ‘git pull origin myNewBranch’</text:span></text:p>
      <text:p text:style-name="P22"><text:span text:style-name="T11">-</text:span><text:span text:style-name="T12"> <text:s text:c="9"/></text:span><text:span text:style-name="T11">Merge one branch into another</text:span></text:p>
      <text:p text:style-name="P24"><text:span text:style-name="T13">o</text:span><text:span text:style-name="T15"> <text:s text:c="3"/></text:span><text:span text:style-name="T11">To merge branches locally, use git checkout to switch to the branch you want to merge intoNext, use git merge and specify the name of the other branch to bring into this branch.</text:span></text:p>
      <text:p text:style-name="P24"><text:span text:style-name="T13">o</text:span><text:span text:style-name="T15"> <text:s text:c="3"/></text:span><text:span text:style-name="T11">Example for the SimplifiedDALI</text:span></text:p>
      <text:p text:style-name="P26"><text:span text:style-name="T11">§</text:span><text:span text:style-name="T15"> <text:s/></text:span><text:span text:style-name="T11">Checkout the SimpliedDALI branch</text:span></text:p>
      <text:p text:style-name="P26"><text:span text:style-name="T11">§</text:span><text:span text:style-name="T15"> <text:s/></text:span><text:span text:style-name="T11">Checkout develop</text:span></text:p>
      <text:p text:style-name="P26"><text:span text:style-name="T11">§</text:span><text:span text:style-name="T15"> <text:s/></text:span><text:span text:style-name="T11">Create a new branch in develop with ‘git checkout -b SimplifiedDALIMerge’</text:span></text:p>
      <text:p text:style-name="P26"><text:span text:style-name="T11">§</text:span><text:span text:style-name="T15"> <text:s/></text:span><text:span text:style-name="T11">Type ‘git merge SimplifiedDALI’</text:span></text:p>
      <text:p text:style-name="P24"><text:span text:style-name="T13">o</text:span><text:span text:style-name="T15"> <text:s text:c="3"/></text:span><text:span text:style-name="T11">Open up VSCode, it has a nice extension for completing the Merge.</text:span></text:p>
      <text:p text:style-name="P23"><text:span text:style-name="T17">-</text:span><text:span text:style-name="T18"> <text:s text:c="9"/></text:span><text:span text:style-name="T11">Cherry pick using TortoiseGit</text:span></text:p>
      <text:p text:style-name="P25"><text:span text:style-name="T19">o</text:span><text:span text:style-name="T20"> <text:s text:c="2"/></text:span><text:span text:style-name="T21">Open the log in a repository with the </text:span><text:span text:style-name="T22">target</text:span><text:span text:style-name="T21"> branch checked out.</text:span></text:p>
      <text:p text:style-name="P25"><text:span text:style-name="T19">o</text:span><text:span text:style-name="T20"> <text:s text:c="2"/></text:span><text:span text:style-name="T21">Use the top-left blue branch name to select the </text:span><text:span text:style-name="T22">source</text:span><text:span text:style-name="T21"> branch.</text:span></text:p>
      <text:p text:style-name="P25"><text:span text:style-name="T19">o</text:span><text:span text:style-name="T20"> <text:s text:c="2"/></text:span><text:span text:style-name="T21">Select the commit(s) you want.</text:span></text:p>
      <text:p text:style-name="P25"><text:span text:style-name="T19">o</text:span><text:span text:style-name="T20"> <text:s text:c="2"/></text:span><text:span text:style-name="T21">Right click and select </text:span><text:span text:style-name="T23">Cherry Pick this commit</text:span><text:span text:style-name="T21">.</text:span></text:p>
      <text:p text:style-name="P22"><text:span text:style-name="T11"><text:s/></text:span></text:p>
      <text:p text:style-name="P22"><text:span text:style-name="T11">-</text:span><text:span text:style-name="T12"> <text:s text:c="9"/></text:span><text:span text:style-name="T11">Cherry pick to a merge branch</text:span></text:p>
      <text:p text:style-name="P24"><text:span text:style-name="T13">o</text:span><text:span text:style-name="T15"> <text:s text:c="3"/></text:span><text:span text:style-name="T11">Open the console and navigate to the directory that has the merge branch code</text:span></text:p>
      <text:p text:style-name="P24"><text:span text:style-name="T13">o</text:span><text:span text:style-name="T15"> <text:s text:c="3"/></text:span><text:span text:style-name="T11">Type ‘git pull’ to get all the code from the repository</text:span></text:p>
      <text:p text:style-name="P24"><text:span text:style-name="T13">o</text:span><text:span text:style-name="T15"> <text:s text:c="3"/></text:span><text:span text:style-name="T11">Type ‘git checkout -b NAME-OF-CHERRY-PICKING-BRANCH’ to create a new branch to put the cherry picked code</text:span></text:p>
      <text:p text:style-name="P24"><text:soft-page-break/><text:span text:style-name="T13">o</text:span><text:span text:style-name="T15"> <text:s text:c="3"/></text:span><text:span text:style-name="T11">Either type ‘git cherry-pick HASH’, where HASH is the hash of the commit to use (ex… </text:span>b6604d92cf12d7ed90ed13df32b5a3861d266b60)</text:p>
      <text:p text:style-name="P24"><text:span text:style-name="T13">o</text:span><text:span text:style-name="T15"> <text:s text:c="3"/></text:span>Or open the windows explorer and manually cherry pick</text:p>
      <text:p text:style-name="P24"><text:span text:style-name="T13">o</text:span><text:span text:style-name="T15"> <text:s text:c="3"/></text:span>Type ‘git push -u origin <text:span text:style-name="T11">NAME-OF-CHERRY-PICKING-BRANCH’</text:span></text:p>
      <text:p text:style-name="P26"><text:span text:style-name="T11">§</text:span><text:span text:style-name="T15"> <text:s/></text:span><text:span text:style-name="T11">COML reviewers</text:span></text:p>
      <text:p text:style-name="P26"><text:span text:style-name="T11">§</text:span><text:span text:style-name="T15"> <text:s/></text:span><text:span text:style-name="T11">Albin Hermansson</text:span></text:p>
      <text:p text:style-name="P26"><text:span text:style-name="T11">§</text:span><text:span text:style-name="T15"> <text:s/></text:span><text:span text:style-name="T11">Bill Hayes</text:span></text:p>
      <text:p text:style-name="P26"><text:span text:style-name="T11">§</text:span><text:span text:style-name="T15"> <text:s/></text:span><text:span text:style-name="T11">Bjorn Nielsen</text:span></text:p>
      <text:p text:style-name="P26"><text:span text:style-name="T11">§</text:span><text:span text:style-name="T15"> <text:s/></text:span><text:span text:style-name="T11">Johannes Andersson</text:span></text:p>
      <text:p text:style-name="P26"><text:span text:style-name="T11">§</text:span><text:span text:style-name="T15"> <text:s/></text:span><text:span text:style-name="T11">LARS RASK</text:span></text:p>
      <text:p text:style-name="P26"><text:span text:style-name="T11">§</text:span><text:span text:style-name="T15"> <text:s/></text:span><text:span text:style-name="T11">Leif Nilsson</text:span></text:p>
      <text:p text:style-name="P26"><text:span text:style-name="T11">§</text:span><text:span text:style-name="T15"> <text:s/></text:span><text:span text:style-name="T11">Thomas Falk</text:span></text:p>
      <text:p text:style-name="P26"><text:span text:style-name="T11">§</text:span><text:span text:style-name="T15"> <text:s/></text:span><text:span text:style-name="T11">Mike Quattrini</text:span></text:p>
      <text:p text:style-name="P26"><text:span text:style-name="T13">o</text:span><text:span text:style-name="T15"> <text:s text:c="3"/></text:span><text:span text:style-name="T11">If you already did a ‘git push -u origin’, then simply do a ‘git push’</text:span></text:p>
      <text:p text:style-name="P24"><text:span text:style-name="T13">o</text:span><text:span text:style-name="T15"> <text:s text:c="3"/></text:span><text:span text:style-name="T11">Complete the pull request in order to finish (MAKE SURE TO CHANGE THE TARGET OF THE DELIVER)</text:span></text:p>
      <text:p text:style-name="P24"><text:span text:style-name="T13">o</text:span><text:span text:style-name="T15"> <text:s text:c="3"/></text:span><text:span text:style-name="T11">Delete the local branch with ‘git branch -d BRANCH-NAME’</text:span></text:p>
      <text:p text:style-name="P24"><text:span text:style-name="T13">o</text:span><text:span text:style-name="T15"> <text:s text:c="3"/></text:span><text:span text:style-name="T11">Delete can be forced with ‘git branch -D BRANCH-NAME’</text:span></text:p>
      <text:p text:style-name="P22"><text:span text:style-name="T11">-</text:span><text:span text:style-name="T12"> <text:s text:c="9"/></text:span><text:span text:style-name="T11">Squashing commits</text:span></text:p>
      <text:p text:style-name="P27">Choose ‘show log’ from TortoiseGit in Windows Explorer</text:p>
      <text:p text:style-name="P24"><text:span text:style-name="T13">o</text:span><text:span text:style-name="T15"> <text:s text:c="3"/></text:span><text:span text:style-name="T11">Click on the desired commits</text:span></text:p>
      <text:p text:style-name="P24"><text:span text:style-name="T13">o</text:span><text:span text:style-name="T15"> <text:s text:c="3"/></text:span><text:span text:style-name="T11">Right click and choose ‘Combine into one commit’</text:span></text:p>
      <text:p text:style-name="P24"><text:span text:style-name="T13">o</text:span><text:span text:style-name="T15"> <text:s text:c="3"/></text:span><text:span text:style-name="T11">Update the ‘Message’ to be more accurate for the commit</text:span></text:p>
      <text:p text:style-name="P22"><text:soft-page-break/><text:span text:style-name="T11">-</text:span><text:span text:style-name="T12"> <text:s text:c="9"/></text:span><text:span text:style-name="T11">Overwrite an unneeded changed file</text:span></text:p>
      <text:p text:style-name="P24"><text:span text:style-name="T13">o</text:span><text:span text:style-name="T15"> <text:s text:c="3"/></text:span><text:span text:style-name="T11">Do a ‘git checkout FILE_NAME’ to overwrite currently unstaged code that is not needed</text:span></text:p>
      <text:p text:style-name="P24"><text:span text:style-name="T13">o</text:span><text:span text:style-name="T15"> <text:s text:c="3"/></text:span><text:span text:style-name="T11">Do a ‘git checkout .’ to overwrite all unstaged code</text:span></text:p>
      <text:p text:style-name="P22"><text:span text:style-name="T11">-</text:span><text:span text:style-name="T12"> <text:s text:c="9"/></text:span><text:span text:style-name="T11">Modify the code</text:span></text:p>
      <text:p text:style-name="P24"><text:span text:style-name="T13">o</text:span><text:span text:style-name="T15"> <text:s text:c="3"/></text:span><text:span text:style-name="T11">Edit the desired file/files in the editor of choice (VisualStudio, Notepad++, etc…)</text:span></text:p>
      <text:p text:style-name="P24"><text:span text:style-name="T13">o</text:span><text:span text:style-name="T15"> <text:s text:c="3"/></text:span><text:span text:style-name="T11">The modified code is now considered to be ‘unstaged’ since it is modified but not marked as considered for integration.</text:span></text:p>
      <text:p text:style-name="P22"><text:span text:style-name="T11">-</text:span><text:span text:style-name="T12"> <text:s text:c="9"/></text:span><text:span text:style-name="T11">Determine what files are currently modified or ‘unstaged’</text:span></text:p>
      <text:p text:style-name="P24"><text:span text:style-name="T13">o</text:span><text:span text:style-name="T15"> <text:s text:c="3"/></text:span><text:span text:style-name="T11">Type ‘git status’ to see what files have changed</text:span></text:p>
      <text:p text:style-name="P24"><text:span text:style-name="T13">o</text:span><text:span text:style-name="T15"> <text:s text:c="3"/></text:span><text:span text:style-name="T11">Type ‘git diff’ to see the changes in the files as well</text:span></text:p>
      <text:p text:style-name="P22"><text:span text:style-name="T11">-</text:span><text:span text:style-name="T12"> <text:s text:c="9"/></text:span><text:span text:style-name="T11">Stage the code</text:span></text:p>
      <text:p text:style-name="P24"><text:span text:style-name="T13">o</text:span><text:span text:style-name="T15"> <text:s text:c="3"/></text:span><text:span text:style-name="T11">Type ‘git add .’ to add all the unstaged file</text:span></text:p>
      <text:p text:style-name="P24"><text:span text:style-name="T13">o</text:span><text:span text:style-name="T15"> <text:s text:c="3"/></text:span><text:span text:style-name="T11">Type ‘git add NAME_OF_UNSTAGED_FILE’ to add an individual file</text:span></text:p>
      <text:p text:style-name="P24"><text:span text:style-name="T13">o</text:span><text:span text:style-name="T15"> <text:s text:c="3"/></text:span><text:span text:style-name="T11">See the git documentation more customization of the add</text:span></text:p>
      <text:p text:style-name="P22"><text:span text:style-name="T11">-</text:span><text:span text:style-name="T12"> <text:s text:c="9"/></text:span><text:span text:style-name="T11">Commit the staged code to the branch</text:span></text:p>
      <text:p text:style-name="P24"><text:span text:style-name="T13">o</text:span><text:span text:style-name="T15"> <text:s text:c="3"/></text:span><text:span text:style-name="T11">Type ‘git commit -S -m “COMMENTS FOR THE TOPIC”’</text:span></text:p>
      <text:p text:style-name="P24"><text:span text:style-name="T13">o</text:span><text:span text:style-name="T15"> <text:s text:c="3"/></text:span><text:span text:style-name="T11">The <text:s/>-S is for code signing</text:span></text:p>
      <text:p text:style-name="P24"><text:span text:style-name="T13">o</text:span><text:span text:style-name="T15"> <text:s text:c="3"/></text:span><text:span text:style-name="T11">The -m is for comments</text:span></text:p>
      <text:p text:style-name="P22"><text:span text:style-name="T11">-</text:span><text:span text:style-name="T12"> <text:s text:c="9"/></text:span><text:span text:style-name="T11">Stash</text:span></text:p>
      <text:p text:style-name="P24"><text:span text:style-name="T13">o</text:span><text:span text:style-name="T15"> <text:s text:c="3"/></text:span><text:span text:style-name="T11">Type ‘git stash’ to store uncommitted code to be retrieved later</text:span></text:p>
      <text:p text:style-name="P24"><text:span text:style-name="T13">o</text:span><text:span text:style-name="T15"> <text:s text:c="3"/></text:span><text:span text:style-name="T11">Type ‘git stash show’ to see all the stored files and ‘git stash show -p’ to see the diff of the files</text:span></text:p>
      <text:p text:style-name="P24"><text:span text:style-name="T13">o</text:span><text:span text:style-name="T15"> <text:s text:c="3"/></text:span><text:span text:style-name="T11">Type ‘git stash pop’ to retrieve the code</text:span></text:p>
      <text:p text:style-name="P24"><text:soft-page-break/><text:span text:style-name="T13">o</text:span><text:span text:style-name="T15"> <text:s text:c="3"/></text:span><text:span text:style-name="T11">Type ‘git stash drop’ to delete the last stash entries</text:span></text:p>
      <text:p text:style-name="P22"><text:span text:style-name="T11">-</text:span><text:span text:style-name="T12"> <text:s text:c="9"/></text:span><text:span text:style-name="T11">Push</text:span></text:p>
      <text:p text:style-name="P24"><text:span text:style-name="T13">o</text:span><text:span text:style-name="T15"> <text:s text:c="3"/></text:span><text:span text:style-name="T11">Type ‘git push -u origin NAME-OF-NEW-BRANCH’ to flag the staged code for review. The code will be ‘pushed’ to the parent branch, which is develop for this example.</text:span></text:p>
      <text:p text:style-name="P24"><text:span text:style-name="T13">o</text:span><text:span text:style-name="T15"> <text:s text:c="3"/></text:span><text:span text:style-name="T11">Click on the link and create the pull request in GitHub</text:span></text:p>
      <text:p text:style-name="P24"><text:span text:style-name="T13">o</text:span><text:span text:style-name="T15"> <text:s text:c="3"/></text:span><text:span text:style-name="T11">Once the review is merged, you can checkout the master branch again</text:span></text:p>
      <text:p text:style-name="P24"><text:span text:style-name="T13">o</text:span><text:span text:style-name="T15"> <text:s text:c="3"/></text:span><text:span text:style-name="T11">Git checkout master</text:span></text:p>
      <text:p text:style-name="P24"><text:span text:style-name="T13">o</text:span><text:span text:style-name="T15"> <text:s text:c="3"/></text:span><text:span text:style-name="T11">Now you can delete the old branch with ‘git branch -d NAME_OF_BRANCH_TO_DELETE’</text:span></text:p>
      <text:p text:style-name="P24"><text:span text:style-name="T13">o</text:span><text:span text:style-name="T15"> <text:s text:c="3"/></text:span><text:span text:style-name="T11">Create a new branch to start working again on the next issue</text:span></text:p>
      <text:p text:style-name="P22"><text:span text:style-name="T11">-</text:span><text:span text:style-name="T12"> <text:s text:c="9"/></text:span><text:span text:style-name="T11">Push if Rebase Fails</text:span></text:p>
      <text:p text:style-name="P24"><text:span text:style-name="T13">o</text:span><text:span text:style-name="T15"> <text:s text:c="3"/></text:span><text:span text:style-name="T11">Do a ‘git push -f -u origin NAME-OF-NEW-BRANCH’</text:span></text:p>
      <text:p text:style-name="P22"><text:span text:style-name="T11">-</text:span><text:span text:style-name="T12"> <text:s text:c="9"/></text:span><text:span text:style-name="T11">Draft Build</text:span></text:p>
      <text:p text:style-name="P24"><text:span text:style-name="T13">o</text:span><text:span text:style-name="T15"> <text:s text:c="3"/></text:span><text:span text:style-name="T11">After a push, go to the Git web page and change the pull request to a draft pull request</text:span></text:p>
      <text:p text:style-name="P24"><text:span text:style-name="T13">o</text:span><text:span text:style-name="T15"> <text:s text:c="3"/></text:span><text:span text:style-name="T11">This will perform the Jenkins builds and tests</text:span></text:p>
      <text:p text:style-name="P24"><text:span text:style-name="T13">o</text:span><text:span text:style-name="T15"> <text:s text:c="3"/></text:span><text:span text:style-name="T11">The draft can be changed to a regular pull request when done</text:span></text:p>
      <text:p text:style-name="P22"><text:span text:style-name="T11">-</text:span><text:span text:style-name="T12"> <text:s text:c="9"/></text:span><text:span text:style-name="T11">Delete a branch</text:span></text:p>
      <text:p text:style-name="P24"><text:span text:style-name="T13">o</text:span><text:span text:style-name="T15"> <text:s text:c="3"/></text:span><text:span text:style-name="T11">Type ‘git branch -D BRANCH-NAME’</text:span></text:p>
      <text:p text:style-name="P22"><text:span text:style-name="T11">-</text:span><text:span text:style-name="T12"> <text:s text:c="9"/></text:span><text:span text:style-name="T11">Delete a remote branch</text:span></text:p>
      <text:p text:style-name="P24"><text:span text:style-name="T14">o</text:span><text:span text:style-name="T15"> <text:s text:c="2"/></text:span>If the remote branch is already removed at origin, e.g. after successful merge of a pull request you can remove those locally with your next pull command:</text:p>
      <text:p text:style-name="P27">git pull -p</text:p>
      <text:p text:style-name="P24"><text:span text:style-name="T14">o</text:span><text:span text:style-name="T15"> <text:s text:c="2"/></text:span>(you can set the default to always prune on pull with git config)</text:p>
      <text:p text:style-name="P24"><text:span text:style-name="T14">o</text:span><text:span text:style-name="T15"> <text:s text:c="2"/></text:span>If the remote branch is abandoned you can delete it with:</text:p>
      <text:p text:style-name="P27"><text:soft-page-break/>git push origin -d &lt;abandoned-branch&gt;</text:p>
      <text:p text:style-name="P22">-<text:span text:style-name="T12"> <text:s text:c="9"/></text:span>Delete untracked files only</text:p>
      <text:p text:style-name="P24"><text:span text:style-name="T14">o</text:span><text:span text:style-name="T15"> <text:s text:c="2"/></text:span>Type ‘git clean -n -d’ for verification</text:p>
      <text:p text:style-name="P24"><text:span text:style-name="T14">o</text:span><text:span text:style-name="T15"> <text:s text:c="2"/></text:span>Type ‘git clean -d -f’ to delete</text:p>
      <text:p text:style-name="P24"><text:span text:style-name="T14">o</text:span><text:span text:style-name="T15"> <text:s text:c="2"/></text:span>The -n means ‘Don’t delete, just show what would be deleted’</text:p>
      <text:p text:style-name="P24"><text:span text:style-name="T14">o</text:span><text:span text:style-name="T15"> <text:s text:c="2"/></text:span>The -d means ‘remove directories as well’</text:p>
      <text:p text:style-name="P24"><text:span text:style-name="T14">o</text:span><text:span text:style-name="T15"> <text:s text:c="2"/></text:span>The -f means ‘force’</text:p>
      <text:p text:style-name="P22"><text:span text:style-name="T11">-</text:span><text:span text:style-name="T12"> <text:s text:c="9"/></text:span><text:span text:style-name="T11">Rename a branch</text:span></text:p>
      <text:p text:style-name="P24"><text:span text:style-name="T13">o</text:span><text:span text:style-name="T15"> <text:s text:c="3"/></text:span><text:span text:style-name="T11">Checkout the branch to rename</text:span></text:p>
      <text:p text:style-name="P24"><text:span text:style-name="T13">o</text:span><text:span text:style-name="T15"> <text:s text:c="3"/></text:span><text:span text:style-name="T11">Type ‘git branch -m NEW_NAME’</text:span></text:p>
      <text:p text:style-name="P22"><text:span text:style-name="T11">-</text:span><text:span text:style-name="T12"> <text:s text:c="9"/></text:span><text:span text:style-name="T11">GPG on a previous commit</text:span></text:p>
      <text:p text:style-name="P24"><text:span text:style-name="T13">o</text:span><text:span text:style-name="T15"> <text:s text:c="3"/></text:span><text:span text:style-name="T11">Do a soft reset, this will leave your code but now it is not committed again</text:span></text:p>
      <text:p text:style-name="P24"><text:span text:style-name="T13">o</text:span><text:span text:style-name="T15"> <text:s text:c="3"/></text:span><text:span text:style-name="T11">Now do the commit with -S</text:span></text:p>
      <text:p text:style-name="P22"><text:span text:style-name="T11">-</text:span><text:span text:style-name="T12"> <text:s text:c="9"/></text:span><text:span text:style-name="T11">Review (In gitHub)</text:span></text:p>
      <text:p text:style-name="P24"><text:span text:style-name="T13">o</text:span><text:span text:style-name="T15"> <text:s text:c="3"/></text:span><text:span text:style-name="T11">In the ‘Files changed’ tab, hold down ‘alt’ and click on the inverted caret in order to ‘collapse all’. This will make it very easy to see all files that have changed</text:span></text:p>
      <text:p text:style-name="P24"><text:span text:style-name="T13">o</text:span><text:span text:style-name="T15"> <text:s text:c="3"/></text:span><text:span text:style-name="T11">Click on the ‘settings’ icon in the ‘Files changed’ tab and choose ‘split’ in order to see the diff</text:span></text:p>
      <text:p text:style-name="P22"><text:span text:style-name="T11">-</text:span><text:span text:style-name="T12"> <text:s text:c="9"/></text:span><text:span text:style-name="T11">Sign an existing commit</text:span></text:p>
      <text:p text:style-name="P24"><text:span text:style-name="T13">o</text:span><text:span text:style-name="T15"> <text:s text:c="3"/></text:span><text:span text:style-name="T24">git commit --amend --no-edit -S</text:span></text:p>
      <text:p text:style-name="P22"><text:span text:style-name="T11">-</text:span><text:span text:style-name="T12"> <text:s text:c="9"/></text:span><text:span text:style-name="T11">Apply patch</text:span></text:p>
      <text:p text:style-name="P24"><text:span text:style-name="T13">o</text:span><text:span text:style-name="T15"> <text:s text:c="3"/></text:span><text:span text:style-name="T11">git apply patch_file.patch</text:span></text:p>
      <text:p text:style-name="P22"><text:span text:style-name="T11">-</text:span><text:span text:style-name="T12"> <text:s text:c="9"/></text:span><text:span text:style-name="T11">Hash</text:span></text:p>
      <text:p text:style-name="P24"><text:soft-page-break/><text:span text:style-name="T13">o</text:span><text:span text:style-name="T15"> <text:s text:c="3"/></text:span><text:span text:style-name="T11">Git log --author=brian -n 1</text:span></text:p>
      <text:p text:style-name="P22"><text:span text:style-name="T11">-</text:span><text:span text:style-name="T12"> <text:s text:c="9"/></text:span><text:span text:style-name="T11">Reverting a commit</text:span></text:p>
      <text:p text:style-name="P24"><text:span text:style-name="T13">o</text:span><text:span text:style-name="T15"> <text:s text:c="3"/></text:span><text:span text:style-name="T11">git revert &lt;commit hash&gt;</text:span></text:p>
      <text:p text:style-name="P22"><text:span text:style-name="T11">-</text:span><text:span text:style-name="T12"> <text:s text:c="9"/></text:span><text:span text:style-name="T11">Reverting a bad deliver</text:span></text:p>
      <text:p text:style-name="P24"><text:span text:style-name="T13">o</text:span><text:span text:style-name="T15"> <text:s text:c="3"/></text:span><text:span text:style-name="T11">Use ‘tortoise git’ and navigate to ‘revert’ as shown in the image below</text:span></text:p>
      <text:p text:style-name="P26"><text:span text:style-name="T11">§</text:span><text:span text:style-name="T15"> <text:s/></text:span><text:span text:style-name="T11">Alternatively, get the hash with the command above in the ‘Hash’ section</text:span></text:p>
      <text:p text:style-name="P24"><text:span text:style-name="T13">o</text:span><text:span text:style-name="T15"> <text:s text:c="3"/></text:span><text:span text:style-name="T11">The revert will be local</text:span></text:p>
      <text:p text:style-name="P24"><text:span text:style-name="T13">o</text:span><text:span text:style-name="T15"> <text:s text:c="3"/></text:span><text:span text:style-name="T11">Do a ‘git push’ to revert the files in the repository</text:span></text:p>
      <text:p text:style-name="P18"/>
      <text:list xml:id="list120244971191504" text:continue-numbering="true" text:style-name="WWNum2">
        <text:list-item>
          <text:p text:style-name="P34"><text:bookmark text:name="_8g6x4zy61mev"/><text:span text:style-name="T4">Git </text:span><text:span text:style-name="T9">Submodule</text:span></text:p>
        </text:list-item>
      </text:list>
      <text:p text:style-name="P5"/>
      <text:p text:style-name="P8"><text:span text:style-name="T2">Git uses to submodules to simplify dependencies. A submodule is a repository, although not all repositories are submodules.</text:span></text:p>
      <text:p text:style-name="P8"><text:span text:style-name="T2">A Git submodule refers to a Git repository that exists within another Git repository.</text:span></text:p>
      <text:p text:style-name="P8"><text:span text:style-name="T2">For the 1721-Crescendo repository, we use a submodule for the dashboard. This is obtained after a git clone of the 1721-Crescendo by calling ‘‘git submodule update --init --recursive’. A file called .gitmodules will then be in the root directory of 1721-Crescendo and contains this:</text:span></text:p>
      <text:p text:style-name="P8"><text:span text:style-name="T2">[submodule "dashboard"]</text:span></text:p>
      <text:p text:style-name="P8"><text:span text:style-name="T2"><text:tab/>path = dashboard</text:span></text:p>
      <text:p text:style-name="P8"><text:span text:style-name="T2"><text:tab/>url = https://github.com/FRC-1721/crescendo-dashboard</text:span></text:p>
      <text:p text:style-name="P8"><text:span text:style-name="T2">- The path describes the name of the folder the dashboard code will reside in</text:span></text:p>
      <text:p text:style-name="P8"><text:span text:style-name="T2">- The url is the location where the dashboard repository is located</text:span></text:p>
      <text:p text:style-name="P5"/>
      <text:p text:style-name="P8"><text:span text:style-name="T2">So… for our purposes, we have 2 repositories (1721-Crescendo and crescendo-dashboard). The 1721-Crescendo also contains a submodule for the crescendo-dashboard.</text:span></text:p>
      <text:p text:style-name="P5"><text:soft-page-break/></text:p>
      <text:list xml:id="list120244645847351" text:continue-numbering="true" text:style-name="WWNum2">
        <text:list-item>
          <text:p text:style-name="P34"><text:bookmark text:name="_tl05grfj0706"/><text:span text:style-name="T9">Simulator</text:span></text:p>
        </text:list-item>
      </text:list>
      <text:p text:style-name="P17"/>
      <text:p text:style-name="P21"><text:span text:style-name="T2">The simulator is needed to test many things, such as the Dashboard, without requiring the actual robot.</text:span></text:p>
      <text:p text:style-name="P5"/>
      <text:p text:style-name="P8"><text:span text:style-name="T2">The simulator has a file called Makefile. This has instructions on how to run the simulator.</text:span></text:p>
      <text:list xml:id="list120244228405744" text:continue-list="list120243572065051" text:style-name="WWNum3">
        <text:list-item>
          <text:p text:style-name="P14"><text:span text:style-name="T2">Go to the rio directory</text:span></text:p>
        </text:list-item>
        <text:list-item>
          <text:p text:style-name="P14"><text:span text:style-name="T2">Type ‘pipenv install’</text:span></text:p>
          <text:list>
            <text:list-item>
              <text:p text:style-name="P15"><text:span text:style-name="T2">This will setup the virtual environment needed for running the simulator</text:span></text:p>
            </text:list-item>
            <text:list-item>
              <text:p text:style-name="P15"><text:span text:style-name="T2">It uses the pipfile that is in the rio directory</text:span></text:p>
            </text:list-item>
          </text:list>
        </text:list-item>
        <text:list-item>
          <text:p text:style-name="P14"><text:span text:style-name="T2">Type ‘pipenv --venv’</text:span></text:p>
          <text:list>
            <text:list-item>
              <text:p text:style-name="P15"><text:span text:style-name="T2">This is useful to know where the venv files are stored</text:span></text:p>
            </text:list-item>
            <text:list-item>
              <text:p text:style-name="P15"><text:span text:style-name="T2">This is needed if you want to use VSCode as an editor and need to know which Python interpreter to use</text:span></text:p>
            </text:list-item>
          </text:list>
        </text:list-item>
        <text:list-item>
          <text:p text:style-name="P14"><text:span text:style-name="T2">For Command Line:</text:span></text:p>
          <text:list>
            <text:list-item>
              <text:p text:style-name="P15"><text:span text:style-name="T2">Type ‘pipenv shell’</text:span></text:p>
            </text:list-item>
            <text:list-item>
              <text:p text:style-name="P15"><text:span text:style-name="T2">type ‘python -m robotpy sim’</text:span></text:p>
              <text:list>
                <text:list-item>
                  <text:p text:style-name="P16"><text:span text:style-name="T2">This starts the simulator</text:span></text:p>
                </text:list-item>
              </text:list>
            </text:list-item>
          </text:list>
        </text:list-item>
        <text:list-item>
          <text:p text:style-name="P14"><text:span text:style-name="T2">For VSCode:</text:span></text:p>
          <text:list>
            <text:list-item>
              <text:p text:style-name="P15"><text:span text:style-name="T2">Open the rio folder from in VSCode</text:span></text:p>
            </text:list-item>
            <text:list-item>
              <text:p text:style-name="P15"><text:span text:style-name="T2">Make the robot.py file the active file in the editor</text:span></text:p>
            </text:list-item>
            <text:list-item>
              <text:p text:style-name="P15"><text:span text:style-name="T2">Click on ‘Run and Debug’ using the bar on the left and then create a launch.json file. Modify it so it looks like this:</text:span></text:p>
            </text:list-item>
          </text:list>
        </text:list-item>
      </text:list>
      <text:p text:style-name="P1"><text:soft-page-break/><text:span text:style-name="T25">{</text:span></text:p>
      <text:p text:style-name="P1"><text:span text:style-name="T25"><text:s text:c="3"/></text:span><text:span text:style-name="T26">// Use IntelliSense to learn about possible attributes.</text:span></text:p>
      <text:p text:style-name="P1"><text:span text:style-name="T25"><text:s text:c="3"/></text:span><text:span text:style-name="T26">// Hover to view descriptions of existing attributes.</text:span></text:p>
      <text:p text:style-name="P1"><text:span text:style-name="T25"><text:s text:c="3"/></text:span><text:span text:style-name="T26">// For more information, visit: https://go.microsoft.com/fwlink/?linkid=830387</text:span></text:p>
      <text:p text:style-name="P1"><text:span text:style-name="T25"><text:s text:c="3"/></text:span><text:span text:style-name="T27">"version"</text:span><text:span text:style-name="T25">: </text:span><text:span text:style-name="T28">"0.2.0"</text:span><text:span text:style-name="T25">,</text:span></text:p>
      <text:p text:style-name="P1"><text:span text:style-name="T25"><text:s text:c="3"/></text:span><text:span text:style-name="T27">"configurations"</text:span><text:span text:style-name="T25">: [</text:span></text:p>
      <text:p text:style-name="P2"/>
      <text:p text:style-name="P1"><text:span text:style-name="T25"><text:s text:c="7"/>{</text:span></text:p>
      <text:p text:style-name="P1"><text:span text:style-name="T25"><text:s text:c="11"/></text:span><text:span text:style-name="T27">"name"</text:span><text:span text:style-name="T25">: </text:span><text:span text:style-name="T28">"Sim"</text:span><text:span text:style-name="T25">,</text:span></text:p>
      <text:p text:style-name="P1"><text:span text:style-name="T25"><text:s text:c="11"/></text:span><text:span text:style-name="T27">"type"</text:span><text:span text:style-name="T25">: </text:span><text:span text:style-name="T28">"debugpy"</text:span><text:span text:style-name="T25">,</text:span></text:p>
      <text:p text:style-name="P1"><text:span text:style-name="T25"><text:s text:c="11"/></text:span><text:span text:style-name="T27">"request"</text:span><text:span text:style-name="T25">: </text:span><text:span text:style-name="T28">"launch"</text:span><text:span text:style-name="T25">,</text:span></text:p>
      <text:p text:style-name="P1"><text:span text:style-name="T25"><text:s text:c="11"/></text:span><text:span text:style-name="T27">"module"</text:span><text:span text:style-name="T25">: </text:span><text:span text:style-name="T28">"robotpy"</text:span><text:span text:style-name="T25">,</text:span></text:p>
      <text:p text:style-name="P1"><text:span text:style-name="T25"><text:s text:c="11"/></text:span><text:span text:style-name="T27">"console"</text:span><text:span text:style-name="T25">: </text:span><text:span text:style-name="T28">"integratedTerminal"</text:span><text:span text:style-name="T25">,</text:span></text:p>
      <text:p text:style-name="P1"><text:span text:style-name="T25"><text:s text:c="11"/></text:span><text:span text:style-name="T27">"args"</text:span><text:span text:style-name="T25">: [</text:span></text:p>
      <text:p text:style-name="P1"><text:span text:style-name="T25"><text:s text:c="15"/></text:span><text:span text:style-name="T28">"sim"</text:span></text:p>
      <text:p text:style-name="P1"><text:span text:style-name="T25"><text:s text:c="11"/>]</text:span></text:p>
      <text:p text:style-name="P1"><text:span text:style-name="T25"><text:s text:c="7"/>},</text:span></text:p>
      <text:p text:style-name="P1"><text:span text:style-name="T25"><text:s text:c="7"/>{</text:span></text:p>
      <text:p text:style-name="P1"><text:span text:style-name="T25"><text:s text:c="11"/></text:span><text:span text:style-name="T27">"name"</text:span><text:span text:style-name="T25">: </text:span><text:span text:style-name="T28">"Tests"</text:span><text:span text:style-name="T25">,</text:span></text:p>
      <text:p text:style-name="P1"><text:span text:style-name="T25"><text:s text:c="11"/></text:span><text:span text:style-name="T27">"type"</text:span><text:span text:style-name="T25">: </text:span><text:span text:style-name="T28">"debugpy"</text:span><text:span text:style-name="T25">,</text:span></text:p>
      <text:p text:style-name="P1"><text:span text:style-name="T25"><text:s text:c="11"/></text:span><text:span text:style-name="T27">"request"</text:span><text:span text:style-name="T25">: </text:span><text:span text:style-name="T28">"launch"</text:span><text:span text:style-name="T25">,</text:span></text:p>
      <text:p text:style-name="P1"><text:soft-page-break/><text:span text:style-name="T25"><text:s text:c="11"/></text:span><text:span text:style-name="T27">"module"</text:span><text:span text:style-name="T25">: </text:span><text:span text:style-name="T28">"robotpy"</text:span><text:span text:style-name="T25">,</text:span></text:p>
      <text:p text:style-name="P1"><text:span text:style-name="T25"><text:s text:c="11"/></text:span><text:span text:style-name="T27">"console"</text:span><text:span text:style-name="T25">: </text:span><text:span text:style-name="T28">"integratedTerminal"</text:span><text:span text:style-name="T25">,</text:span></text:p>
      <text:p text:style-name="P1"><text:span text:style-name="T25"><text:s text:c="11"/></text:span><text:span text:style-name="T27">"args"</text:span><text:span text:style-name="T25">: [</text:span></text:p>
      <text:p text:style-name="P1"><text:span text:style-name="T25"><text:s text:c="15"/></text:span><text:span text:style-name="T28">"test"</text:span></text:p>
      <text:p text:style-name="P1"><text:span text:style-name="T25"><text:s text:c="11"/>]</text:span></text:p>
      <text:p text:style-name="P1"><text:span text:style-name="T25"><text:s text:c="7"/>} <text:s text:c="6"/></text:span></text:p>
      <text:p text:style-name="P1"><text:span text:style-name="T25"><text:s text:c="3"/>]</text:span></text:p>
      <text:p text:style-name="P1"><text:span text:style-name="T25">}</text:span></text:p>
      <text:p text:style-name="P9"/>
      <text:p text:style-name="P28"/>
      <text:list xml:id="list120243682868179" text:continue-numbering="true" text:style-name="WWNum3">
        <text:list-item>
          <text:list>
            <text:list-item>
              <text:p text:style-name="P15"><text:span text:style-name="T2">Press F1 and choose ‘Select interpreter’ and then choose the interpreter that matches the path shown when you typed ‘pipenv --venv’</text:span></text:p>
            </text:list-item>
            <text:list-item>
              <text:p text:style-name="P15"><text:span text:style-name="T2">Now you can start the simulator from within VSCode</text:span></text:p>
            </text:list-item>
          </text:list>
        </text:list-item>
      </text:list>
      <text:p text:style-name="P8"><text:span text:style-name="T2">The simulator installation can be put into any new project very easily. The following is the Pipfile I used in a HelloWorld application:</text:span></text:p>
      <text:p text:style-name="P9"/>
      <text:p text:style-name="P9"><text:span text:style-name="T29">[[source]]</text:span></text:p>
      <text:p text:style-name="P9"><text:span text:style-name="T29">url = "https://pypi.org/simple"</text:span></text:p>
      <text:p text:style-name="P9"><text:span text:style-name="T29">verify_ssl = true</text:span></text:p>
      <text:p text:style-name="P9"><text:span text:style-name="T29">name = "pypi"</text:span></text:p>
      <text:p text:style-name="P3"/>
      <text:p text:style-name="P9"><text:span text:style-name="T29">[packages]</text:span></text:p>
      <text:p text:style-name="P9"><text:span text:style-name="T29">wpilib = {extras = ["all"]}</text:span></text:p>
      <text:p text:style-name="P9"><text:soft-page-break/><text:span text:style-name="T29">robotpy = "2024.2.1.1"</text:span></text:p>
      <text:p text:style-name="P9"><text:span text:style-name="T29">robotpy-rev = "2024.2.0"</text:span></text:p>
      <text:p text:style-name="P9"><text:span text:style-name="T29">robotpy-ctre = "2024.1.2"</text:span></text:p>
      <text:p text:style-name="P9"><text:span text:style-name="T29">robotpy-commands-v2 = "2024.2.1"</text:span></text:p>
      <text:p text:style-name="P3"/>
      <text:p text:style-name="P9"><text:span text:style-name="T29">[dev-packages]</text:span></text:p>
      <text:p text:style-name="P3"/>
      <text:p text:style-name="P9"><text:span text:style-name="T29">[requires]</text:span></text:p>
      <text:p text:style-name="P9"><text:span text:style-name="T29">python_version = "3.11"</text:span></text:p>
      <text:p text:style-name="P3"/>
      <text:p text:style-name="P9"><text:span text:style-name="T29">[pipenv]</text:span></text:p>
      <text:p text:style-name="P9"><text:span text:style-name="T29">allow_prereleases = true</text:span></text:p>
      <text:p text:style-name="P5"/>
      <text:p text:style-name="P8"><text:span text:style-name="T2">Running the simulator simply requires a file called Robot.py that looks like this:</text:span></text:p>
      <text:p text:style-name="P6"/>
      <text:p text:style-name="P9"><text:span text:style-name="T29">import commands2</text:span></text:p>
      <text:p text:style-name="P9"><text:span text:style-name="T29">import wpilib</text:span></text:p>
      <text:p text:style-name="P9"><text:span text:style-name="T29">import logging</text:span></text:p>
      <text:p text:style-name="P30"/>
      <text:p text:style-name="P9"><text:span text:style-name="T29">class HelloWorldRobot(commands2.TimedCommandRobot):</text:span></text:p>
      <text:p text:style-name="P9"><text:span text:style-name="T29">def robotInit(self):</text:span></text:p>
      <text:p text:style-name="P9"><text:soft-page-break/><text:span text:style-name="T29">print ("Robot initialization")</text:span></text:p>
      <text:p text:style-name="P9"><text:span text:style-name="T29">self.autonomousCommand = None</text:span></text:p>
      <text:p text:style-name="P3"/>
      <text:p text:style-name="P9"><text:span text:style-name="T29">def autonomousInit(self) -&gt; None:</text:span></text:p>
      <text:p text:style-name="P9"><text:span text:style-name="T29">print ("No autonomous")</text:span></text:p>
      <text:p text:style-name="P3"/>
      <text:p text:style-name="P9"><text:span text:style-name="T29">def teleopInit(self) -&gt; None:</text:span></text:p>
      <text:p text:style-name="P9"><text:span text:style-name="T29">print ("No teleop")</text:span></text:p>
      <text:p text:style-name="P3"/>
      <text:p text:style-name="P9"><text:span text:style-name="T29">def disabledInit(self) -&gt; None:</text:span></text:p>
      <text:p text:style-name="P9"><text:span text:style-name="T29">""" This method is used to TBD</text:span></text:p>
      <text:p text:style-name="P9"><text:span text:style-name="T29">"""</text:span></text:p>
      <text:p text:style-name="P9"><text:span text:style-name="T29">commands2.CommandScheduler.getInstance().cancelAll()</text:span></text:p>
      <text:p text:style-name="P9"><text:span text:style-name="T29">logging.info("All commands canceled when entering disabled")</text:span></text:p>
      <text:p text:style-name="P3"/>
      <text:p text:style-name="P9"><text:span text:style-name="T29">def testInit(self) -&gt; None:</text:span></text:p>
      <text:p text:style-name="P9"><text:span text:style-name="T29">""" This method is used to TBD</text:span></text:p>
      <text:p text:style-name="P9"><text:span text:style-name="T29">"""</text:span></text:p>
      <text:p text:style-name="P9"><text:span text:style-name="T29">commands2.CommandScheduler.getInstance().cancelAll()</text:span></text:p>
      <text:p text:style-name="P30"/>
      <text:p text:style-name="P9"><text:span text:style-name="T29">if __name__ == "__main__":</text:span></text:p>
      <text:p text:style-name="P9"><text:soft-page-break/><text:span text:style-name="T29">wpilib.run(HelloWorldRobot)</text:span></text:p>
      <text:p text:style-name="P9"/>
      <text:p text:style-name="P9">The import commands in the code above will obtain the needed libraries from the ones obtained by pipenv.</text:p>
      <text:p text:style-name="P5"/>
      <text:list xml:id="list120244606122505" text:continue-list="list120244645847351" text:style-name="WWNum2">
        <text:list-item>
          <text:p text:style-name="P34"><text:bookmark text:name="_dcwy0z6gpodb"/><text:span text:style-name="T9">Dashboard</text:span></text:p>
        </text:list-item>
      </text:list>
      <text:p text:style-name="P17"/>
      <text:p text:style-name="P21"><text:span text:style-name="T2">The dashboard code is accessed from the repository as shown above.</text:span></text:p>
      <text:p text:style-name="P5"/>
      <text:list xml:id="list120244243522609" text:continue-list="list120243682868179" text:style-name="WWNum3">
        <text:list-item>
          <text:p text:style-name="P14"><text:span text:style-name="T2">In a terminal, from the Robotics folder, type ‘code .’ This will open up VSCode with the 1721-Crescendo code</text:span></text:p>
        </text:list-item>
        <text:list-item>
          <text:p text:style-name="P14"><text:span text:style-name="T2">There will be a folder called dashboard there. This is where all the dashboard specific code is located.</text:span></text:p>
        </text:list-item>
        <text:list-item>
          <text:p text:style-name="P14"><text:span text:style-name="T2">There is a README.md file that describes how to use the dashboard</text:span></text:p>
        </text:list-item>
        <text:list-item>
          <text:p text:style-name="P14"><text:span text:style-name="T2">The Simulator must be running first</text:span></text:p>
        </text:list-item>
        <text:list-item>
          <text:p text:style-name="P14"><text:span text:style-name="T2">Go to the dashboard directory</text:span></text:p>
        </text:list-item>
        <text:list-item>
          <text:p text:style-name="P14"><text:span text:style-name="T2">Type ‘pipenv install’</text:span></text:p>
        </text:list-item>
        <text:list-item>
          <text:p text:style-name="P14"><text:span text:style-name="T2">Type ‘npm ci’, which is needed for javascript</text:span></text:p>
        </text:list-item>
        <text:list-item>
          <text:p text:style-name="P14"><text:span text:style-name="T2">Type ‘make build’</text:span></text:p>
        </text:list-item>
        <text:list-item>
          <text:p text:style-name="P14"><text:span text:style-name="T2">Type ‘make dev’</text:span></text:p>
        </text:list-item>
        <text:list-item>
          <text:p text:style-name="P14"><text:span text:style-name="T2">Type ‘make run’</text:span></text:p>
        </text:list-item>
        <text:list-item>
          <text:p text:style-name="P14"><text:span text:style-name="T2">Open a Web browser and type ‘</text:span><text:a xlink:type="simple" xlink:href="http://localhost:8888/" text:style-name="ListLabel_20_10" text:visited-style-name="ListLabel_20_10"><text:span text:style-name="T8">http://localhost:8888/</text:span></text:a><text:span text:style-name="T2">’</text:span></text:p>
          <text:list>
            <text:list-item>
              <text:p text:style-name="P15"><text:span text:style-name="T2">This will serve up a webpage that has the dashboard </text:span></text:p>
            </text:list-item>
          </text:list>
        </text:list-item>
      </text:list>
      <text:list xml:id="list120244580314544" text:continue-list="list120244606122505" text:style-name="WWNum2">
        <text:list-item>
          <text:p text:style-name="P34"><text:bookmark text:name="_t7bpkopznag8"/><text:span text:style-name="T9">Robot</text:span><text:span text:style-name="T4"> Startup</text:span></text:p>
        </text:list-item>
      </text:list>
      <text:p text:style-name="P17"><text:soft-page-break/></text:p>
      <text:p text:style-name="P21"><text:span text:style-name="T2">The wpiLib is used to start the robot. The python code calls into wpiLib from the robot.py file.</text:span></text:p>
      <text:p text:style-name="P8"><text:span text:style-name="T2">The wpilib.run() method will </text:span></text:p>
      <text:p text:style-name="P5"/>
      <text:list xml:id="list120244147742824" text:continue-numbering="true" text:style-name="WWNum2">
        <text:list-item>
          <text:p text:style-name="P34"><text:bookmark text:name="_8pzegdc3noky"/><text:span text:style-name="T9">WPIlib</text:span></text:p>
        </text:list-item>
      </text:list>
      <text:p text:style-name="P5"/>
      <text:p text:style-name="P8"><text:span text:style-name="T2">- Use the following to get the wpilib code</text:span></text:p>
      <text:p text:style-name="P8"><text:span text:style-name="T6">git clone </text:span><text:a xlink:type="simple" xlink:href="https://github.com/wpilibsuite/allwpilib.git" text:style-name="ListLabel_20_13" text:visited-style-name="ListLabel_20_13"><text:span text:style-name="T6">https://github.com/wpilibsuite/allwpilib.git</text:span></text:a></text:p>
      <text:p text:style-name="P7"/>
      <text:p text:style-name="P8"><text:span text:style-name="T6">- Dependencies</text:span></text:p>
      <text:p text:style-name="P8"><text:span text:style-name="T6">sudo apt install openjdk-11-jdk</text:span></text:p>
      <text:p text:style-name="P7"/>
      <text:p text:style-name="P8"><text:span text:style-name="T6">- Type the following to build the entire wpi library</text:span></text:p>
      <text:p text:style-name="P12"><text:span text:style-name="T7">./gradlew build</text:span></text:p>
      <text:p text:style-name="P7"/>
      <text:p text:style-name="P8"><text:span text:style-name="T6">- Type the following to build it for C++</text:span></text:p>
      <text:p text:style-name="P12"><text:span text:style-name="T7">./gradlew :wpilibc:build</text:span></text:p>
      <text:p text:style-name="P13"/>
      <text:p text:style-name="P13"/>
      <text:p text:style-name="P8"><text:span text:style-name="T6">-Type the following for the java dependencies</text:span></text:p>
      <text:p text:style-name="P8"><text:span text:style-name="T6">./gradlew compileJava</text:span></text:p>
      <text:p text:style-name="P7"><text:soft-page-break/></text:p>
      <text:p text:style-name="P8"><text:span text:style-name="T6">- Type the following to build the cpp tests</text:span></text:p>
      <text:p text:style-name="P8"><text:span text:style-name="T6">./gradlew buildDesktopCpp</text:span></text:p>
      <text:p text:style-name="P7"/>
      <text:list xml:id="list421755623" text:style-name="WWNum1">
        <text:list-item>
          <text:list>
            <text:list-item>
              <text:p text:style-name="P4"><text:span text:style-name="T30">Running examples in simulation</text:span></text:p>
            </text:list-item>
            <text:list-item>
              <text:p text:style-name="P4"><text:bookmark text:name="gjdgxs"/></text:p>
            </text:list-item>
          </text:list>
        </text:list-item>
      </text:list>
      <text:p text:style-name="P8"><text:span text:style-name="T2">Examples can be run in simulation with the following command:</text:span></text:p>
      <text:p text:style-name="P12"><text:span text:style-name="T7">./gradlew wpilibcExamples:runExample</text:span></text:p>
      <text:p text:style-name="P5"/>
      <text:p text:style-name="P8"><text:span text:style-name="T2">where </text:span><text:span text:style-name="T6">Example</text:span><text:span text:style-name="T2"> is the example's folder name.</text:span></text:p>
      <text:p text:style-name="P5"/>
      <text:list xml:id="list120244924318559" text:continue-list="list120244147742824" text:style-name="WWNum2">
        <text:list-item>
          <text:p text:style-name="P34"><text:bookmark text:name="_wjy585upiu06"/><text:span text:style-name="T4">Python </text:span><text:span text:style-name="T9">Basics</text:span></text:p>
        </text:list-item>
      </text:list>
      <text:p text:style-name="P9"/>
      <text:p text:style-name="P9">Python is an interpreted scripting language. Python scripts end in .py and need to be run through an interpreter.</text:p>
      <text:p text:style-name="P9"/>
      <text:p text:style-name="P9">In Ubuntu, the interpreter is obtained with:</text:p>
      <text:p text:style-name="P9"><text:s text:c="4"/>sudo apt intstall python3</text:p>
      <text:p text:style-name="P9"><text:s/></text:p>
      <text:p text:style-name="P9">It is usually useful to edit your ~/.bashrc and add the following:</text:p>
      <text:p text:style-name="P9"><text:s text:c="4"/>alias python=python3</text:p>
      <text:p text:style-name="P9"><text:s text:c="4"/>alias py=python3</text:p>
      <text:p text:style-name="P9"><text:soft-page-break/></text:p>
      <text:p text:style-name="P9">The above aliases will allow you to run python by typing ‘python’ or ‘py’ instead of ‘python3’.</text:p>
      <text:p text:style-name="P9"/>
      <text:p text:style-name="P9">Typing ‘python’ in the command line will invoke the interpreter and open an interactive shell which will tell you the version of C used by the interpreter to compile the python code to machine code, which it will run. When I ran mine, it says Python 3.11.6 [GCC 13.2.0].</text:p>
      <text:p text:style-name="P9">- Python in Ubuntu uses the Cpython interpreter</text:p>
      <text:p text:style-name="P9">- The Cpython interpreter is written in C</text:p>
      <text:p text:style-name="P9">- Cpython compiles Python into bytecode and then interprets it.</text:p>
      <text:p text:style-name="P9">- Python does not directly compile to C++ code.</text:p>
      <text:p text:style-name="P9"/>
      <text:list xml:id="list120243991846000" text:continue-numbering="true" text:style-name="WWNum2">
        <text:list-item>
          <text:p text:style-name="P34"><text:bookmark text:name="_exautanoiyx0"/><text:span text:style-name="T9">Interpreter</text:span></text:p>
        </text:list-item>
      </text:list>
      <text:p text:style-name="P9"/>
      <text:p text:style-name="P9">This video describes it very well:</text:p>
      <text:p text:style-name="P9">https://www.youtube.com/watch?v=BkHdmAhapws</text:p>
      <text:p text:style-name="P9"/>
      <text:p text:style-name="P9"/>
      <text:p text:style-name="P9">- How does a computer run a program</text:p>
      <text:p text:style-name="P9"><text:s text:c="2"/>- Computer has a processor and memory</text:p>
      <text:p text:style-name="P9"><text:s text:c="2"/>- The code is stored in memory as instructions and data (binary... all 1's and 0's)</text:p>
      <text:p text:style-name="P9"><text:s text:c="6"/>- These instructions are called 'Machine code'</text:p>
      <text:p text:style-name="P9"><text:s text:c="2"/>- Instructions are specific to the processor (ISA Instruction set architecture)</text:p>
      <text:p text:style-name="P9"><text:s text:c="4"/>- ARM and Intel are 2 examples</text:p>
      <text:p text:style-name="P9"><text:soft-page-break/><text:s text:c="2"/>- The processor fetches an instruction from memory and executes it</text:p>
      <text:p text:style-name="P9"><text:s text:c="2"/>- Ex... The first instruction in memory is 'ADD 12, 2'. The processor can fetch it and execute the addition. The second instruction can be to save the result in memory. The processor will then fetch that instruction and execute it to save the result in the 'data' section of the memory.</text:p>
      <text:p text:style-name="P9">- The fact that the instructions are specific to the architecture is crucial to understanding the Python interpreter</text:p>
      <text:p text:style-name="P9">- Source code, is just a text file stored on your hard drive. The processor does not understand this. The processor can only read machine code.</text:p>
      <text:p text:style-name="P9">- Converting the source code to the machine code is done by the compiler</text:p>
      <text:p text:style-name="P9"><text:s text:c="4"/>- The compiler converts the source to macine code but it is specific to the processor and it's ISA. This machine code is called a binary.</text:p>
      <text:p text:style-name="P9">- Running a binary will cause the operating system to load the binary file into memory and then instructs the processor to fetch the instructions and run them</text:p>
      <text:p text:style-name="P9"/>
      <text:p text:style-name="P9">-------------- The above is done for C, C++</text:p>
      <text:p text:style-name="P9"/>
      <text:p text:style-name="P9">- A hello world Python file is run through the Python interpreter. This can be done on any architecture, as long as there is a Python interpreter that exists for it.</text:p>
      <text:p text:style-name="P9"><text:s text:c="4"/>- The Python interpreter is already a binary, which is in the ISA needed</text:p>
      <text:p text:style-name="P9">- The binary code that ends up in memory is for the Python interpreter, not explicitly from the HelloWorld source.</text:p>
      <text:p text:style-name="P9">- The Python interpreter is stored in memory and has 2 components. The Python Virtual Machine and the Python Compiler</text:p>
      <text:p text:style-name="P9"><text:s text:c="4"/>- The HelloWorld source is passed as an argument to the Python interpreter</text:p>
      <text:p text:style-name="P9"><text:tab/>- The Python compiler then converts the source code into an intermediate language called 'Byte code'. This is not something that the processor can understand (hence the word intermediate). The 'Byte code' is targeting the Python Virtual Machine.</text:p>
      <text:p text:style-name="P9"><text:tab/>- The Python .pyc files are the compiled bytecode files.</text:p>
      <text:p text:style-name="P9"><text:tab/>- The Python virtual machine acts like a normal processor by reading the instructions in the 'Byte code' and executing it on the hardware.</text:p>
      <text:p text:style-name="P9">-Java works this way as well</text:p>
      <text:p text:style-name="P9">- The Python interpreter is actually written in C and called CPython.</text:p>
      <text:p text:style-name="P9">- Typing 'Python HelloWorld.py' will compile and run the source and print 'Hello World' on the screen.</text:p>
      <text:p text:style-name="P9"><text:soft-page-break/><text:s text:c="4"/>- If you only want to compile to see the bytecode, you can type 'python -m py_compile HelloWorld.py'. The compiled bytecode is stored in a folder called __pycache__</text:p>
      <text:p text:style-name="P9"><text:s text:c="4"/>- If you want to see the Python interpreter instuctions that are generated from a source file, you can run 'python -m dis HelloWorld.py'</text:p>
      <text:p text:style-name="P9"/>
      <text:p text:style-name="P9"/>
      <text:list xml:id="list120244847826071" text:continue-numbering="true" text:style-name="WWNum2">
        <text:list-item>
          <text:list>
            <text:list-item>
              <text:p text:style-name="P19"><text:span text:style-name="T4">.pyc files</text:span></text:p>
            </text:list-item>
          </text:list>
        </text:list-item>
      </text:list>
      <text:p text:style-name="P31"/>
      <text:p text:style-name="P31">A .pyc file is compiled bytecode generated by the Python interpreter. Python will compile imported Python modules into .pyc files. They contain the <text:span text:style-name="T31">“compiled bytecode” </text:span>of the imported module/program so that the <text:span text:style-name="T31">“translation” </text:span>from source code to bytecode (which only needs to be done once) can be skipped on subsequent imports if the <text:span text:style-name="T30">.pyc </text:span>is newer than the corresponding <text:span text:style-name="T31">.py</text:span> file. This is similar to caching.</text:p>
      <text:p text:style-name="P9"/>
      <text:p text:style-name="P9">The .pyc files are stored in a directory called __pycache__.</text:p>
      <text:p text:style-name="P9"/>
      <text:p text:style-name="P9">A Python file will not always save the .pyc file to disk. If it does not, and you want t manually do it, call:</text:p>
      <text:p text:style-name="P9">- <text:s/>To compile all .py files in .pyc files in the directory and subdirectories</text:p>
      <text:p text:style-name="P9"><text:span text:style-name="T32"><text:s text:c="2"/>python -m compileall .</text:span></text:p>
      <text:p text:style-name="P9"><text:span text:style-name="T32">- To compile a single .py file</text:span></text:p>
      <text:p text:style-name="P12"><text:span text:style-name="T7"><text:s text:c="3"/>python -m compileall &lt;file_1&gt;.py</text:span></text:p>
      <text:p text:style-name="P10"/>
      <text:p text:style-name="P9"><text:span text:style-name="T32"><text:s text:c="2"/></text:span></text:p>
      <text:p text:style-name="P9"/>
      <text:p text:style-name="P9">A .pyc file can be converted back to a Python file using the uncompyle6 program.</text:p>
      <text:p text:style-name="P9">- Note: This currently only works up to Python 3.8</text:p>
      <text:p text:style-name="P9">- Enter a pipenv environment</text:p>
      <text:p text:style-name="P9"><text:soft-page-break/>- pip install uncompyle6</text:p>
      <text:p text:style-name="P9">- Run the following to convert from a .pyc to .py</text:p>
      <text:p text:style-name="P9"><text:s text:c="2"/>uncompyle6 TestModule.cpython-311.pyc </text:p>
      <text:p text:style-name="P9"/>
      <text:list xml:id="list120243298445508" text:continue-numbering="true" text:style-name="WWNum2">
        <text:list-item>
          <text:list>
            <text:list-item>
              <text:p text:style-name="P19"><text:span text:style-name="T4">pip</text:span></text:p>
            </text:list-item>
          </text:list>
        </text:list-item>
      </text:list>
      <text:p text:style-name="P9"/>
      <text:p text:style-name="P9">TODO: Write more about pip. I have examples already in a readme.</text:p>
      <text:p text:style-name="P9"/>
      <text:p text:style-name="P12"><text:span text:style-name="T7"># Location where pipenv stores modules</text:span></text:p>
      <text:p text:style-name="P12"><text:span text:style-name="T7">pipenv –-venv</text:span></text:p>
      <text:p text:style-name="P12"><text:span text:style-name="T7">- Local packages, such as numpy used here, are stored in the location shown from the ‘pipenv –-venv’ command in Lib\version\site-packages</text:span></text:p>
      <text:p text:style-name="P9"/>
      <text:list xml:id="list120243220537040" text:continue-numbering="true" text:style-name="WWNum2">
        <text:list-item>
          <text:list>
            <text:list-item>
              <text:p text:style-name="P19"><text:span text:style-name="T4">Coroutines</text:span></text:p>
            </text:list-item>
          </text:list>
        </text:list-item>
      </text:list>
      <text:p text:style-name="P31"/>
      <text:p text:style-name="P31">TODO: Write more about coroutines.</text:p>
      <text:p text:style-name="P9"/>
      <text:p text:style-name="P9">Coroutines work similar to threads but do not rely on the OS. Instead, it relies on the programmer for when to switch subroutines.</text:p>
      <text:p text:style-name="P9"/>
      <text:list xml:id="list120243452300774" text:continue-numbering="true" text:style-name="WWNum2">
        <text:list-item>
          <text:p text:style-name="P34"><text:bookmark text:name="_j2qe5hccs03"/><text:span text:style-name="T9">SWIG</text:span></text:p>
        </text:list-item>
      </text:list>
      <text:p text:style-name="P31"/>
      <text:p text:style-name="P31">TODO: </text:p>
      <text:p text:style-name="P31"><text:soft-page-break/></text:p>
      <text:list xml:id="list120244978439097" text:continue-numbering="true" text:style-name="WWNum2">
        <text:list-item>
          <text:p text:style-name="P34"><text:bookmark text:name="_gnv09fzautvh"/><text:span text:style-name="T9">Boost</text:span></text:p>
        </text:list-item>
      </text:list>
      <text:p text:style-name="P31"/>
      <text:p text:style-name="P31">TODO: </text:p>
      <text:p text:style-name="P31"/>
      <text:list xml:id="list120244899968297" text:continue-numbering="true" text:style-name="WWNum2">
        <text:list-item>
          <text:p text:style-name="P34"><text:bookmark text:name="_xmj3ot911wt3"/><text:span text:style-name="T9">CTypes</text:span></text:p>
        </text:list-item>
      </text:list>
      <text:p text:style-name="P9">Ctypes uses an FFI. A Python FFI (Foreign Function Interface) is a mechanism that allows you to call functions and access data structures written in other languages (typically C or C++) from your Python code. This enables you to leverage existing libraries and codebases written in those languages without having to rewrite them in Python.</text:p>
      <text:p text:style-name="P9"/>
      <text:p text:style-name="P9">CTypes is less user-friendly than CFFI, but it is available in all Python installations.</text:p>
      <text:p text:style-name="P9"/>
      <text:p text:style-name="P31">Taken from my README.txt with my Ctypes examples.</text:p>
      <text:p text:style-name="P31"/>
      <text:p text:style-name="P9">This README is used to describe how to create a c++ shared library and use it in a Python script.</text:p>
      <text:p text:style-name="P9"/>
      <text:p text:style-name="P9">1) Create the C++ file, see TestCTypes.cpp</text:p>
      <text:p text:style-name="P9">2) Compile it into a shared library (.so)</text:p>
      <text:p text:style-name="P9"><text:s text:c="3"/>g++ -shared -o libTestCTypes.so -fPIC TestCTypes.cpp</text:p>
      <text:p text:style-name="P9">3) Create a Python script to call the .so, see TestCTypes.py</text:p>
      <text:p text:style-name="P9">4) The following imports in the Python file are needed for importing the C++ shared library</text:p>
      <text:p text:style-name="P9"><text:s text:c="3"/>from ctypes import *</text:p>
      <text:p text:style-name="P9"><text:s text:c="3"/>import os</text:p>
      <text:p text:style-name="P9"><text:soft-page-break/>5) The following line will load the library. Note that the os.path.abspath is used to tell the</text:p>
      <text:p text:style-name="P9"><text:s text:c="3"/>LoadLibrary command where the dll is (it will translate to /home/guest/Robotics/HelloWorld/python/CTypesExample/libTestCTypes.so)</text:p>
      <text:p text:style-name="P9"><text:s text:c="5"/>libname = cdll.LoadLibrary(os.path.abspath("libTestCTypes.so"))</text:p>
      <text:p text:style-name="P9">6) The following line will create a python binding so that the cPrint variable will refer to the </text:p>
      <text:p text:style-name="P9"><text:s text:c="3"/>printHello() function in the TestCTypes.cpp file.</text:p>
      <text:p text:style-name="P9"><text:s text:c="5"/>cPrint = libname.printHello()</text:p>
      <text:p text:style-name="P9">7) The following line will run the cPrint function</text:p>
      <text:p text:style-name="P9"><text:s text:c="5"/>cPrint</text:p>
      <text:p text:style-name="P9"/>
      <text:p text:style-name="P9">Notes:</text:p>
      <text:p text:style-name="P9">- I built the C++ using both the g++ and clang compilers</text:p>
      <text:p text:style-name="P9">- I used cmake as a build tool</text:p>
      <text:p text:style-name="P9">- I used VSCode as an editor</text:p>
      <text:p text:style-name="P9"><text:s text:c="4"/>- cmake, clangd, c++, and python extensions</text:p>
      <text:p text:style-name="P9">- I created a launch.json for debugging Python and a configuration for debugging C++ for a launched Python script that uses CTypes</text:p>
      <text:p text:style-name="P9"/>
      <text:list xml:id="list120244089786889" text:continue-numbering="true" text:style-name="WWNum2">
        <text:list-item>
          <text:p text:style-name="P34"><text:bookmark text:name="_60l3ijuwmbqb"/><text:span text:style-name="T9">CFFI</text:span></text:p>
        </text:list-item>
      </text:list>
      <text:p text:style-name="P31"/>
      <text:p text:style-name="P31">This is a widely used library that provides a clean and simple interface for interacting with C code. It allows you to declare C function signatures and data structures directly in Python, and then call those functions from your Python code. </text:p>
      <text:p text:style-name="P32"/>
      <text:list xml:id="list120244721283513" text:continue-numbering="true" text:style-name="WWNum2">
        <text:list-item>
          <text:p text:style-name="P34"><text:bookmark text:name="_n2im0bltnqep"/><text:span text:style-name="T9">Cython</text:span></text:p>
        </text:list-item>
      </text:list>
      <text:p text:style-name="P31"><text:soft-page-break/></text:p>
      <text:p text:style-name="P31">TBD </text:p>
      <text:p text:style-name="P11"/>
      <text:list xml:id="list120243084929305" text:continue-numbering="true" text:style-name="WWNum2">
        <text:list-item>
          <text:p text:style-name="P34"><text:bookmark text:name="_el5z29klsp8c"/><text:span text:style-name="T9">PyGames</text:span></text:p>
        </text:list-item>
      </text:list>
      <text:p text:style-name="P31"/>
      <text:p text:style-name="P31">PyGames is a Python module used for creating games. It is written on top of the Simple DirectMedia Layer (SDL) library. SDL is a cross-platform development library written in C that provides low-level access to graphics, sound, input, and other multimedia hardware.</text:p>
      <text:p text:style-name="P9"/>
      <text:p text:style-name="P9">PyGames provides wrappers that interface into the SDL using ctypes.</text:p>
      <text:p text:style-name="P31"/>
      <text:list xml:id="list120243032314068" text:continue-numbering="true" text:style-name="WWNum2">
        <text:list-item>
          <text:p text:style-name="P34"><text:bookmark text:name="_5cfox1ae1n6s"/><text:span text:style-name="T9">TODO</text:span></text:p>
        </text:list-item>
      </text:list>
      <text:p text:style-name="P31"/>
      <text:p text:style-name="P31">1) Time a long loop with</text:p>
      <text:p text:style-name="P31"><text:s text:c="4"/>- Python</text:p>
      <text:p text:style-name="P31"><text:s text:c="4"/>- Ctypes</text:p>
      <text:p text:style-name="P31"><text:s text:c="4"/>- Cython</text:p>
      <text:p text:style-name="P31">2) Create a state machine for running tasks in <text:s/>single processor environment</text:p>
      <text:p text:style-name="P31">3) Create coroutines to perform the same functionality as in 2) and see if there is an imporvement</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ourier New" svg:font-family="'Courier New'"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variant="normal" fo:text-transform="none" fo:color="#00008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font-size="10pt" style:font-size-asian="10pt" style:font-size-complex="10pt"/>
    </style:style>
    <style:style style:name="ListLabel_20_12" style:display-name="ListLabel 12" style:family="text">
      <style:text-properties fo:color="#1155cc" style:text-underline-style="solid" style:text-underline-width="auto" style:text-underline-color="font-color"/>
    </style:style>
    <style:style style:name="ListLabel_20_13" style:display-name="ListLabel 13" style:family="text">
      <style:text-properties fo:font-variant="normal" fo:text-transform="none" fo:color="#000000" style:text-line-through-style="none" style:text-line-through-type="none" style:text-position="0% 100%" style:font-name="Liberation Mono" fo:font-family="'Liberation Mono'" style:font-family-generic="roman" style:font-pitch="variable" fo:font-size="12pt" fo:font-style="normal" style:text-underline-style="none" fo:font-weight="normal" style:font-name-asian="Liberation Mono1" style:font-family-asian="'Liberation Mono'" style:font-family-generic-asian="system" style:font-pitch-asian="variable" style:font-size-asian="12pt" style:font-style-asian="normal" style:font-weight-asian="normal" style:font-name-complex="Liberation Mono1" style:font-family-complex="'Liberation Mono'"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236in" fo:margin-left="0.523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756in" fo:margin-left="0.799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756in" fo:margin-left="1.075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756in" fo:margin-left="1.3508in"/>
        </style:list-level-properties>
      </text:list-level-style-number>
      <text:list-level-style-number text:level="5" style:num-suffix=")" style:num-format="1">
        <style:list-level-properties text:list-level-position-and-space-mode="label-alignment">
          <style:list-level-label-alignment text:label-followed-by="listtab" fo:text-indent="-0.2756in" fo:margin-left="1.6264in"/>
        </style:list-level-properties>
      </text:list-level-style-number>
      <text:list-level-style-number text:level="6" style:num-suffix=")" style:num-format="1">
        <style:list-level-properties text:list-level-position-and-space-mode="label-alignment">
          <style:list-level-label-alignment text:label-followed-by="listtab" fo:text-indent="-0.2756in" fo:margin-left="1.9016in"/>
        </style:list-level-properties>
      </text:list-level-style-number>
      <text:list-level-style-number text:level="7" style:num-suffix=")" style:num-format="1">
        <style:list-level-properties text:list-level-position-and-space-mode="label-alignment">
          <style:list-level-label-alignment text:label-followed-by="listtab" fo:text-indent="-0.2756in" fo:margin-left="2.1772in"/>
        </style:list-level-properties>
      </text:list-level-style-number>
      <text:list-level-style-number text:level="8" style:num-suffix=")" style:num-format="1">
        <style:list-level-properties text:list-level-position-and-space-mode="label-alignment">
          <style:list-level-label-alignment text:label-followed-by="listtab" fo:text-indent="-0.2756in" fo:margin-left="2.4528in"/>
        </style:list-level-properties>
      </text:list-level-style-number>
      <text:list-level-style-number text:level="9" style:num-suffix=")" style:num-format="1">
        <style:list-level-properties text:list-level-position-and-space-mode="label-alignment">
          <style:list-level-label-alignment text:label-followed-by="listtab" fo:text-indent="-0.2756in" fo:margin-left="2.72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1571in" fo:margin-left="1.2598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9" meta:paragraph-count="487" meta:word-count="4434" meta:character-count="26409" meta:non-whitespace-character-count="21569"/>
    <meta:generator>LibreOfficeDev/6.0.5.2$Linux_X86_64 LibreOffice_project/</meta:generator>
  </office:meta>
</office:document-meta>
</file>